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8">
      <style:table-cell-properties style:text-align-source="fix" style:repeat-content="false" style:rotation-align="none"/>
      <style:paragraph-properties fo:text-align="center" fo:margin-left="0in"/>
    </style:style>
    <style:style style:name="ce5" style:family="table-cell" style:parent-style-name="Default" style:data-style-name="N159">
      <style:table-cell-properties style:text-align-source="fix" style:repeat-content="false" style:rotation-align="none"/>
      <style:paragraph-properties fo:text-align="center" fo:margin-left="0in"/>
    </style:style>
    <style:style style:name="ce9" style:family="table-cell" style:parent-style-name="Default" style:data-style-name="N159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x_verstapen" table:style-name="ta1">
        <table:table-column table:style-name="co1" table:number-columns-repeated="4" table:default-cell-style-name="Default"/>
        <table:table-column table:style-name="co1" table:number-columns-repeated="3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time" office:time-value="PT00H01M41.413S" calcext:value-type="time">
            <text:p>0:01:41</text:p>
          </table:table-cell>
          <table:table-cell table:style-name="ce16" table:formula="of:=[.B2]*86400" office:value-type="float" office:value="101.413" calcext:value-type="float">
            <text:p>101.413</text:p>
          </table:table-cell>
          <table:table-cell table:style-name="ce6" table:formula="of:=[.C2]-([.E2]*0.03)" office:value-type="float" office:value="98.113" calcext:value-type="float">
            <text:p>98.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5" office:value-type="time" office:time-value="PT00H01M38.79S" calcext:value-type="time">
            <text:p>01:38.8</text:p>
          </table:table-cell>
          <table:table-cell table:style-name="ce16" table:formula="of:=[.B3]*86400" office:value-type="float" office:value="98.79" calcext:value-type="float">
            <text:p>98.79</text:p>
          </table:table-cell>
          <table:table-cell table:style-name="ce6" table:formula="of:=[.C3]-([.E3]*0.03)" office:value-type="float" office:value="95.54322" calcext:value-type="float">
            <text:p>95.54</text:p>
          </table:table-cell>
          <table:table-cell table:formula="of:=[.E2]-1.774" office:value-type="float" office:value="108.226" calcext:value-type="float">
            <text:p>108.2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5" office:value-type="time" office:time-value="PT00H01M38.917S" calcext:value-type="time">
            <text:p>01:38.9</text:p>
          </table:table-cell>
          <table:table-cell table:style-name="ce16" table:formula="of:=[.B4]*86400" office:value-type="float" office:value="98.917" calcext:value-type="float">
            <text:p>98.917</text:p>
          </table:table-cell>
          <table:table-cell table:style-name="ce6" table:formula="of:=[.C4]-([.E4]*0.03)" office:value-type="float" office:value="95.72344579" calcext:value-type="float">
            <text:p>95.72</text:p>
          </table:table-cell>
          <table:table-cell table:formula="of:=[.E3]-1.774193" office:value-type="float" office:value="106.451807" calcext:value-type="float">
            <text:p>106.4518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5" office:value-type="time" office:time-value="PT00H01M38.47S" calcext:value-type="time">
            <text:p>01:38.5</text:p>
          </table:table-cell>
          <table:table-cell table:style-name="ce16" table:formula="of:=[.B5]*86400" office:value-type="float" office:value="98.47" calcext:value-type="float">
            <text:p>98.47</text:p>
          </table:table-cell>
          <table:table-cell table:style-name="ce6" table:formula="of:=[.C5]-([.E5]*0.03)" office:value-type="float" office:value="95.32967158" calcext:value-type="float">
            <text:p>95.33</text:p>
          </table:table-cell>
          <table:table-cell table:formula="of:=[.E4]-1.774193" office:value-type="float" office:value="104.677614" calcext:value-type="float">
            <text:p>104.6776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5" office:value-type="time" office:time-value="PT00H01M37.906S" calcext:value-type="time">
            <text:p>01:37.9</text:p>
          </table:table-cell>
          <table:table-cell table:style-name="ce16" table:formula="of:=[.B6]*86400" office:value-type="float" office:value="97.906" calcext:value-type="float">
            <text:p>97.906</text:p>
          </table:table-cell>
          <table:table-cell table:style-name="ce6" table:formula="of:=[.C6]-([.E6]*0.03)" office:value-type="float" office:value="94.81889737" calcext:value-type="float">
            <text:p>94.82</text:p>
          </table:table-cell>
          <table:table-cell table:formula="of:=[.E5]-1.774193" office:value-type="float" office:value="102.903421" calcext:value-type="float">
            <text:p>102.90342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5" office:value-type="time" office:time-value="PT00H01M37.997S" calcext:value-type="time">
            <text:p>01:37.9</text:p>
          </table:table-cell>
          <table:table-cell table:style-name="ce16" table:formula="of:=[.B7]*86400" office:value-type="float" office:value="97.997" calcext:value-type="float">
            <text:p>97.997</text:p>
          </table:table-cell>
          <table:table-cell table:style-name="ce6" table:formula="of:=[.C7]-([.E7]*0.03)" office:value-type="float" office:value="94.96312316" calcext:value-type="float">
            <text:p>94.96</text:p>
          </table:table-cell>
          <table:table-cell table:formula="of:=[.E6]-1.774193" office:value-type="float" office:value="101.129228" calcext:value-type="float">
            <text:p>101.1292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5" office:value-type="time" office:time-value="PT00H01M37.774S" calcext:value-type="time">
            <text:p>01:37.8</text:p>
          </table:table-cell>
          <table:table-cell table:style-name="ce16" table:formula="of:=[.B8]*86400" office:value-type="float" office:value="97.774" calcext:value-type="float">
            <text:p>97.774</text:p>
          </table:table-cell>
          <table:table-cell table:style-name="ce6" table:formula="of:=[.C8]-([.E8]*0.03)" office:value-type="float" office:value="94.79334895" calcext:value-type="float">
            <text:p>94.79</text:p>
          </table:table-cell>
          <table:table-cell table:formula="of:=[.E7]-1.774193" office:value-type="float" office:value="99.355035" calcext:value-type="float">
            <text:p>99.3550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5" office:value-type="time" office:time-value="PT00H01M37.669S" calcext:value-type="time">
            <text:p>01:37.7</text:p>
          </table:table-cell>
          <table:table-cell table:style-name="ce16" table:formula="of:=[.B9]*86400" office:value-type="float" office:value="97.669" calcext:value-type="float">
            <text:p>97.669</text:p>
          </table:table-cell>
          <table:table-cell table:style-name="ce6" table:formula="of:=[.C9]-([.E9]*0.03)" office:value-type="float" office:value="94.74157474" calcext:value-type="float">
            <text:p>94.74</text:p>
          </table:table-cell>
          <table:table-cell table:formula="of:=[.E8]-1.774193" office:value-type="float" office:value="97.580842" calcext:value-type="float">
            <text:p>97.5808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5" office:value-type="time" office:time-value="PT00H01M37.89S" calcext:value-type="time">
            <text:p>01:37.9</text:p>
          </table:table-cell>
          <table:table-cell table:style-name="ce16" table:formula="of:=[.B10]*86400" office:value-type="float" office:value="97.89" calcext:value-type="float">
            <text:p>97.89</text:p>
          </table:table-cell>
          <table:table-cell table:style-name="ce6" table:formula="of:=[.C10]-([.E10]*0.03)" office:value-type="float" office:value="95.01580053" calcext:value-type="float">
            <text:p>95.02</text:p>
          </table:table-cell>
          <table:table-cell table:formula="of:=[.E9]-1.774193" office:value-type="float" office:value="95.806649" calcext:value-type="float">
            <text:p>95.8066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5" office:value-type="time" office:time-value="PT00H01M37.739S" calcext:value-type="time">
            <text:p>01:37.7</text:p>
          </table:table-cell>
          <table:table-cell table:style-name="ce16" table:formula="of:=[.B11]*86400" office:value-type="float" office:value="97.739" calcext:value-type="float">
            <text:p>97.739</text:p>
          </table:table-cell>
          <table:table-cell table:style-name="ce6" table:formula="of:=[.C11]-([.E11]*0.03)" office:value-type="float" office:value="94.91802632" calcext:value-type="float">
            <text:p>94.92</text:p>
          </table:table-cell>
          <table:table-cell table:formula="of:=[.E10]-1.774193" office:value-type="float" office:value="94.032456" calcext:value-type="float">
            <text:p>94.0324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5" office:value-type="time" office:time-value="PT00H01M37.593S" calcext:value-type="time">
            <text:p>01:37.6</text:p>
          </table:table-cell>
          <table:table-cell table:style-name="ce16" table:formula="of:=[.B12]*86400" office:value-type="float" office:value="97.593" calcext:value-type="float">
            <text:p>97.593</text:p>
          </table:table-cell>
          <table:table-cell table:style-name="ce6" table:formula="of:=[.C12]-([.E12]*0.03)" office:value-type="float" office:value="94.82525211" calcext:value-type="float">
            <text:p>94.83</text:p>
          </table:table-cell>
          <table:table-cell table:formula="of:=[.E11]-1.774193" office:value-type="float" office:value="92.258263" calcext:value-type="float">
            <text:p>92.2582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5" office:value-type="time" office:time-value="PT00H01M37.778S" calcext:value-type="time">
            <text:p>01:37.8</text:p>
          </table:table-cell>
          <table:table-cell table:style-name="ce16" table:formula="of:=[.B13]*86400" office:value-type="float" office:value="97.778" calcext:value-type="float">
            <text:p>97.778</text:p>
          </table:table-cell>
          <table:table-cell table:style-name="ce6" table:formula="of:=[.C13]-([.E13]*0.03)" office:value-type="float" office:value="95.0634779" calcext:value-type="float">
            <text:p>95.06</text:p>
          </table:table-cell>
          <table:table-cell table:formula="of:=[.E12]-1.774193" office:value-type="float" office:value="90.48407" calcext:value-type="float">
            <text:p>90.484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5" office:value-type="time" office:time-value="PT00H01M37.701S" calcext:value-type="time">
            <text:p>01:37.7</text:p>
          </table:table-cell>
          <table:table-cell table:style-name="ce16" table:formula="of:=[.B14]*86400" office:value-type="float" office:value="97.701" calcext:value-type="float">
            <text:p>97.701</text:p>
          </table:table-cell>
          <table:table-cell table:style-name="ce6" table:formula="of:=[.C14]-([.E14]*0.03)" office:value-type="float" office:value="95.03970369" calcext:value-type="float">
            <text:p>95.04</text:p>
          </table:table-cell>
          <table:table-cell table:formula="of:=[.E13]-1.774193" office:value-type="float" office:value="88.709877" calcext:value-type="float">
            <text:p>88.709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5" office:value-type="time" office:time-value="PT00H01M37.707S" calcext:value-type="time">
            <text:p>01:37.7</text:p>
          </table:table-cell>
          <table:table-cell table:style-name="ce16" table:formula="of:=[.B15]*86400" office:value-type="float" office:value="97.707" calcext:value-type="float">
            <text:p>97.707</text:p>
          </table:table-cell>
          <table:table-cell table:style-name="ce6" table:formula="of:=[.C15]-([.E15]*0.03)" office:value-type="float" office:value="95.09892948" calcext:value-type="float">
            <text:p>95.10</text:p>
          </table:table-cell>
          <table:table-cell table:formula="of:=[.E14]-1.774193" office:value-type="float" office:value="86.935684" calcext:value-type="float">
            <text:p>86.9356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5" office:value-type="time" office:time-value="PT00H01M37.826S" calcext:value-type="time">
            <text:p>01:37.8</text:p>
          </table:table-cell>
          <table:table-cell table:style-name="ce16" table:formula="of:=[.B16]*86400" office:value-type="float" office:value="97.826" calcext:value-type="float">
            <text:p>97.826</text:p>
          </table:table-cell>
          <table:table-cell table:style-name="ce6" table:formula="of:=[.C16]-([.E16]*0.03)" office:value-type="float" office:value="95.27115527" calcext:value-type="float">
            <text:p>95.27</text:p>
          </table:table-cell>
          <table:table-cell table:formula="of:=[.E15]-1.774193" office:value-type="float" office:value="85.161491" calcext:value-type="float">
            <text:p>85.1614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5" office:value-type="time" office:time-value="PT00H01M37.851S" calcext:value-type="time">
            <text:p>01:37.9</text:p>
          </table:table-cell>
          <table:table-cell table:style-name="ce16" table:formula="of:=[.B17]*86400" office:value-type="float" office:value="97.851" calcext:value-type="float">
            <text:p>97.851</text:p>
          </table:table-cell>
          <table:table-cell table:style-name="ce6" table:formula="of:=[.C17]-([.E17]*0.03)" office:value-type="float" office:value="95.34938106" calcext:value-type="float">
            <text:p>95.35</text:p>
          </table:table-cell>
          <table:table-cell table:formula="of:=[.E16]-1.774193" office:value-type="float" office:value="83.3872980000001" calcext:value-type="float">
            <text:p>83.38729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5" office:value-type="time" office:time-value="PT00H01M37.987S" calcext:value-type="time">
            <text:p>01:37.9</text:p>
          </table:table-cell>
          <table:table-cell table:style-name="ce16" table:formula="of:=[.B18]*86400" office:value-type="float" office:value="97.987" calcext:value-type="float">
            <text:p>97.987</text:p>
          </table:table-cell>
          <table:table-cell table:style-name="ce6" table:formula="of:=[.C18]-([.E18]*0.03)" office:value-type="float" office:value="95.53860685" calcext:value-type="float">
            <text:p>95.54</text:p>
          </table:table-cell>
          <table:table-cell table:formula="of:=[.E17]-1.774193" office:value-type="float" office:value="81.613105" calcext:value-type="float">
            <text:p>81.6131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5" office:value-type="time" office:time-value="PT00H01M38.068S" calcext:value-type="time">
            <text:p>01:38.1</text:p>
          </table:table-cell>
          <table:table-cell table:style-name="ce16" table:formula="of:=[.B19]*86400" office:value-type="float" office:value="98.068" calcext:value-type="float">
            <text:p>98.068</text:p>
          </table:table-cell>
          <table:table-cell table:style-name="ce6" table:formula="of:=[.C19]-([.E19]*0.03)" office:value-type="float" office:value="95.67283264" calcext:value-type="float">
            <text:p>95.67</text:p>
          </table:table-cell>
          <table:table-cell table:formula="of:=[.E18]-1.774193" office:value-type="float" office:value="79.8389120000001" calcext:value-type="float">
            <text:p>79.83891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5" office:value-type="time" office:time-value="PT00H01M38.017S" calcext:value-type="time">
            <text:p>01:38.0</text:p>
          </table:table-cell>
          <table:table-cell table:style-name="ce16" table:formula="of:=[.B20]*86400" office:value-type="float" office:value="98.017" calcext:value-type="float">
            <text:p>98.017</text:p>
          </table:table-cell>
          <table:table-cell table:style-name="ce6" table:formula="of:=[.C20]-([.E20]*0.03)" office:value-type="float" office:value="95.67505843" calcext:value-type="float">
            <text:p>95.68</text:p>
          </table:table-cell>
          <table:table-cell table:formula="of:=[.E19]-1.774193" office:value-type="float" office:value="78.0647190000001" calcext:value-type="float">
            <text:p>78.064719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5" office:value-type="time" office:time-value="PT00H01M38.123S" calcext:value-type="time">
            <text:p>01:38.1</text:p>
          </table:table-cell>
          <table:table-cell table:style-name="ce16" table:formula="of:=[.B21]*86400" office:value-type="float" office:value="98.123" calcext:value-type="float">
            <text:p>98.123</text:p>
          </table:table-cell>
          <table:table-cell table:style-name="ce6" table:formula="of:=[.C21]-([.E21]*0.03)" office:value-type="float" office:value="95.83428422" calcext:value-type="float">
            <text:p>95.83</text:p>
          </table:table-cell>
          <table:table-cell table:formula="of:=[.E20]-1.774193" office:value-type="float" office:value="76.2905260000001" calcext:value-type="float">
            <text:p>76.290526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5" office:value-type="time" office:time-value="PT00H01M38.172S" calcext:value-type="time">
            <text:p>01:38.2</text:p>
          </table:table-cell>
          <table:table-cell table:style-name="ce16" table:formula="of:=[.B22]*86400" office:value-type="float" office:value="98.172" calcext:value-type="float">
            <text:p>98.172</text:p>
          </table:table-cell>
          <table:table-cell table:style-name="ce6" table:formula="of:=[.C22]-([.E22]*0.03)" office:value-type="float" office:value="95.93651001" calcext:value-type="float">
            <text:p>95.94</text:p>
          </table:table-cell>
          <table:table-cell table:formula="of:=[.E21]-1.774193" office:value-type="float" office:value="74.5163330000001" calcext:value-type="float">
            <text:p>74.516333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5" office:value-type="time" office:time-value="PT00H01M38.192S" calcext:value-type="time">
            <text:p>01:38.2</text:p>
          </table:table-cell>
          <table:table-cell table:style-name="ce16" table:formula="of:=[.B23]*86400" office:value-type="float" office:value="98.192" calcext:value-type="float">
            <text:p>98.192</text:p>
          </table:table-cell>
          <table:table-cell table:style-name="ce6" table:formula="of:=[.C23]-([.E23]*0.03)" office:value-type="float" office:value="96.0097358" calcext:value-type="float">
            <text:p>96.01</text:p>
          </table:table-cell>
          <table:table-cell table:formula="of:=[.E22]-1.774193" office:value-type="float" office:value="72.7421400000001" calcext:value-type="float">
            <text:p>72.74214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5" office:value-type="time" office:time-value="PT00H01M38.231S" calcext:value-type="time">
            <text:p>01:38.2</text:p>
          </table:table-cell>
          <table:table-cell table:style-name="ce16" table:formula="of:=[.B24]*86400" office:value-type="float" office:value="98.231" calcext:value-type="float">
            <text:p>98.231</text:p>
          </table:table-cell>
          <table:table-cell table:style-name="ce6" table:formula="of:=[.C24]-([.E24]*0.03)" office:value-type="float" office:value="96.10196159" calcext:value-type="float">
            <text:p>96.10</text:p>
          </table:table-cell>
          <table:table-cell table:formula="of:=[.E23]-1.774193" office:value-type="float" office:value="70.9679470000001" calcext:value-type="float">
            <text:p>70.967947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5" office:value-type="time" office:time-value="PT00H01M38.399S" calcext:value-type="time">
            <text:p>01:38.4</text:p>
          </table:table-cell>
          <table:table-cell table:style-name="ce16" table:formula="of:=[.B25]*86400" office:value-type="float" office:value="98.399" calcext:value-type="float">
            <text:p>98.399</text:p>
          </table:table-cell>
          <table:table-cell table:style-name="ce6" table:formula="of:=[.C25]-([.E25]*0.03)" office:value-type="float" office:value="96.32318738" calcext:value-type="float">
            <text:p>96.32</text:p>
          </table:table-cell>
          <table:table-cell table:formula="of:=[.E24]-1.774193" office:value-type="float" office:value="69.1937540000001" calcext:value-type="float">
            <text:p>69.193754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5" office:value-type="time" office:time-value="PT00H01M38.641S" calcext:value-type="time">
            <text:p>01:38.6</text:p>
          </table:table-cell>
          <table:table-cell table:style-name="ce16" table:formula="of:=[.B26]*86400" office:value-type="float" office:value="98.641" calcext:value-type="float">
            <text:p>98.641</text:p>
          </table:table-cell>
          <table:table-cell table:style-name="ce6" table:formula="of:=[.C26]-([.E26]*0.03)" office:value-type="float" office:value="96.61841317" calcext:value-type="float">
            <text:p>96.62</text:p>
          </table:table-cell>
          <table:table-cell table:formula="of:=[.E25]-1.774193" office:value-type="float" office:value="67.4195610000001" calcext:value-type="float">
            <text:p>67.419561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5" office:value-type="time" office:time-value="PT00H01M38.575S" calcext:value-type="time">
            <text:p>01:38.6</text:p>
          </table:table-cell>
          <table:table-cell table:style-name="ce16" table:formula="of:=[.B27]*86400" office:value-type="float" office:value="98.575" calcext:value-type="float">
            <text:p>98.575</text:p>
          </table:table-cell>
          <table:table-cell table:style-name="ce6" table:formula="of:=[.C27]-([.E27]*0.03)" office:value-type="float" office:value="96.60563896" calcext:value-type="float">
            <text:p>96.61</text:p>
          </table:table-cell>
          <table:table-cell table:formula="of:=[.E26]-1.774193" office:value-type="float" office:value="65.6453680000001" calcext:value-type="float">
            <text:p>65.64536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5" office:value-type="time" office:time-value="PT00H01M38.927S" calcext:value-type="time">
            <text:p>01:38.9</text:p>
          </table:table-cell>
          <table:table-cell table:style-name="ce16" table:formula="of:=[.B28]*86400" office:value-type="float" office:value="98.927" calcext:value-type="float">
            <text:p>98.927</text:p>
          </table:table-cell>
          <table:table-cell table:style-name="ce6" table:formula="of:=[.C28]-([.E28]*0.03)" office:value-type="float" office:value="97.01086475" calcext:value-type="float">
            <text:p>97.01</text:p>
          </table:table-cell>
          <table:table-cell table:formula="of:=[.E27]-1.774193" office:value-type="float" office:value="63.8711750000001" calcext:value-type="float">
            <text:p>63.871175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5" office:value-type="time" office:time-value="PT00H01M39.265S" calcext:value-type="time">
            <text:p>01:39.3</text:p>
          </table:table-cell>
          <table:table-cell table:style-name="ce16" table:formula="of:=[.B29]*86400" office:value-type="float" office:value="99.265" calcext:value-type="float">
            <text:p>99.265</text:p>
          </table:table-cell>
          <table:table-cell table:style-name="ce6" table:formula="of:=[.C29]-([.E29]*0.03)" office:value-type="float" office:value="97.40209054" calcext:value-type="float">
            <text:p>97.40</text:p>
          </table:table-cell>
          <table:table-cell table:formula="of:=[.E28]-1.774193" office:value-type="float" office:value="62.0969820000001" calcext:value-type="float">
            <text:p>62.09698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9" office:value-type="time" office:time-value="PT00H01M47.873S" calcext:value-type="time">
            <text:p>01:47.9</text:p>
          </table:table-cell>
          <table:table-cell table:style-name="ce17" table:formula="of:=[.B30]*86400" office:value-type="float" office:value="107.873" calcext:value-type="float">
            <text:p>107.873</text:p>
          </table:table-cell>
          <table:table-cell table:style-name="ce12" table:formula="of:=[.C30]-([.E30]*0.03)" office:value-type="float" office:value="106.06331633" calcext:value-type="float">
            <text:p>106.06</text:p>
          </table:table-cell>
          <table:table-cell table:style-name="ce17" table:formula="of:=[.E29]-1.774193" office:value-type="float" office:value="60.3227890000001" calcext:value-type="float">
            <text:p>60.322789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9" office:value-type="time" office:time-value="PT00H01M58.989S" calcext:value-type="time">
            <text:p>01:58.9</text:p>
          </table:table-cell>
          <table:table-cell table:style-name="ce17" table:formula="of:=[.B31]*86400" office:value-type="float" office:value="118.989" calcext:value-type="float">
            <text:p>118.989</text:p>
          </table:table-cell>
          <table:table-cell table:style-name="ce12" table:formula="of:=[.C31]-([.E31]*0.03)" office:value-type="float" office:value="117.23254212" calcext:value-type="float">
            <text:p>117.23</text:p>
          </table:table-cell>
          <table:table-cell table:style-name="ce17" table:formula="of:=[.E30]-1.774193" office:value-type="float" office:value="58.5485960000001" calcext:value-type="float">
            <text:p>58.548596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5" office:value-type="time" office:time-value="PT00H01M36.688S" calcext:value-type="time">
            <text:p>01:36.7</text:p>
          </table:table-cell>
          <table:table-cell table:style-name="ce16" table:formula="of:=[.B32]*86400" office:value-type="float" office:value="96.688" calcext:value-type="float">
            <text:p>96.688</text:p>
          </table:table-cell>
          <table:table-cell table:style-name="ce6" table:formula="of:=[.C32]-([.E32]*0.03)" office:value-type="float" office:value="94.98476791" calcext:value-type="float">
            <text:p>94.98</text:p>
          </table:table-cell>
          <table:table-cell table:formula="of:=[.E31]-1.774193" office:value-type="float" office:value="56.7744030000001" calcext:value-type="float">
            <text:p>56.77440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5" office:value-type="time" office:time-value="PT00H01M36.824S" calcext:value-type="time">
            <text:p>01:36.8</text:p>
          </table:table-cell>
          <table:table-cell table:style-name="ce16" table:formula="of:=[.B33]*86400" office:value-type="float" office:value="96.824" calcext:value-type="float">
            <text:p>96.824</text:p>
          </table:table-cell>
          <table:table-cell table:style-name="ce6" table:formula="of:=[.C33]-([.E33]*0.03)" office:value-type="float" office:value="95.1739937" calcext:value-type="float">
            <text:p>95.17</text:p>
          </table:table-cell>
          <table:table-cell table:formula="of:=[.E32]-1.774193" office:value-type="float" office:value="55.0002100000001" calcext:value-type="float">
            <text:p>55.0002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5" office:value-type="time" office:time-value="PT00H01M37.022S" calcext:value-type="time">
            <text:p>01:37.0</text:p>
          </table:table-cell>
          <table:table-cell table:style-name="ce16" table:formula="of:=[.B34]*86400" office:value-type="float" office:value="97.022" calcext:value-type="float">
            <text:p>97.022</text:p>
          </table:table-cell>
          <table:table-cell table:style-name="ce6" table:formula="of:=[.C34]-([.E34]*0.03)" office:value-type="float" office:value="95.42521949" calcext:value-type="float">
            <text:p>95.43</text:p>
          </table:table-cell>
          <table:table-cell table:formula="of:=[.E33]-1.774193" office:value-type="float" office:value="53.2260170000001" calcext:value-type="float">
            <text:p>53.22601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5" office:value-type="time" office:time-value="PT00H01M36.871S" calcext:value-type="time">
            <text:p>01:36.9</text:p>
          </table:table-cell>
          <table:table-cell table:style-name="ce16" table:formula="of:=[.B35]*86400" office:value-type="float" office:value="96.871" calcext:value-type="float">
            <text:p>96.871</text:p>
          </table:table-cell>
          <table:table-cell table:style-name="ce6" table:formula="of:=[.C35]-([.E35]*0.03)" office:value-type="float" office:value="95.32744528" calcext:value-type="float">
            <text:p>95.33</text:p>
          </table:table-cell>
          <table:table-cell table:formula="of:=[.E34]-1.774193" office:value-type="float" office:value="51.4518240000001" calcext:value-type="float">
            <text:p>51.45182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5" office:value-type="time" office:time-value="PT00H01M37.1S" calcext:value-type="time">
            <text:p>01:37.1</text:p>
          </table:table-cell>
          <table:table-cell table:style-name="ce16" table:formula="of:=[.B36]*86400" office:value-type="float" office:value="97.1" calcext:value-type="float">
            <text:p>97.1</text:p>
          </table:table-cell>
          <table:table-cell table:style-name="ce6" table:formula="of:=[.C36]-([.E36]*0.03)" office:value-type="float" office:value="95.60967107" calcext:value-type="float">
            <text:p>95.61</text:p>
          </table:table-cell>
          <table:table-cell table:formula="of:=[.E35]-1.774193" office:value-type="float" office:value="49.6776310000001" calcext:value-type="float">
            <text:p>49.67763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5" office:value-type="time" office:time-value="PT00H01M36.968S" calcext:value-type="time">
            <text:p>01:36.9</text:p>
          </table:table-cell>
          <table:table-cell table:style-name="ce16" table:formula="of:=[.B37]*86400" office:value-type="float" office:value="96.968" calcext:value-type="float">
            <text:p>96.968</text:p>
          </table:table-cell>
          <table:table-cell table:style-name="ce6" table:formula="of:=[.C37]-([.E37]*0.03)" office:value-type="float" office:value="95.53089686" calcext:value-type="float">
            <text:p>95.53</text:p>
          </table:table-cell>
          <table:table-cell table:formula="of:=[.E36]-1.774193" office:value-type="float" office:value="47.9034380000001" calcext:value-type="float">
            <text:p>47.90343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5" office:value-type="time" office:time-value="PT00H01M36.984S" calcext:value-type="time">
            <text:p>01:36.9</text:p>
          </table:table-cell>
          <table:table-cell table:style-name="ce16" table:formula="of:=[.B38]*86400" office:value-type="float" office:value="96.984" calcext:value-type="float">
            <text:p>96.984</text:p>
          </table:table-cell>
          <table:table-cell table:style-name="ce6" table:formula="of:=[.C38]-([.E38]*0.03)" office:value-type="float" office:value="95.60012265" calcext:value-type="float">
            <text:p>95.60</text:p>
          </table:table-cell>
          <table:table-cell table:formula="of:=[.E37]-1.774193" office:value-type="float" office:value="46.1292450000001" calcext:value-type="float">
            <text:p>46.12924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5" office:value-type="time" office:time-value="PT00H01M37.071S" calcext:value-type="time">
            <text:p>01:37.1</text:p>
          </table:table-cell>
          <table:table-cell table:style-name="ce16" table:formula="of:=[.B39]*86400" office:value-type="float" office:value="97.071" calcext:value-type="float">
            <text:p>97.071</text:p>
          </table:table-cell>
          <table:table-cell table:style-name="ce6" table:formula="of:=[.C39]-([.E39]*0.03)" office:value-type="float" office:value="95.74034844" calcext:value-type="float">
            <text:p>95.74</text:p>
          </table:table-cell>
          <table:table-cell table:formula="of:=[.E38]-1.774193" office:value-type="float" office:value="44.3550520000001" calcext:value-type="float">
            <text:p>44.35505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5" office:value-type="time" office:time-value="PT00H01M36.957S" calcext:value-type="time">
            <text:p>01:36.9</text:p>
          </table:table-cell>
          <table:table-cell table:style-name="ce16" table:formula="of:=[.B40]*86400" office:value-type="float" office:value="96.957" calcext:value-type="float">
            <text:p>96.957</text:p>
          </table:table-cell>
          <table:table-cell table:style-name="ce6" table:formula="of:=[.C40]-([.E40]*0.03)" office:value-type="float" office:value="95.67957423" calcext:value-type="float">
            <text:p>95.68</text:p>
          </table:table-cell>
          <table:table-cell table:formula="of:=[.E39]-1.774193" office:value-type="float" office:value="42.5808590000001" calcext:value-type="float">
            <text:p>42.58085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5" office:value-type="time" office:time-value="PT00H01M36.962S" calcext:value-type="time">
            <text:p>01:36.9</text:p>
          </table:table-cell>
          <table:table-cell table:style-name="ce16" table:formula="of:=[.B41]*86400" office:value-type="float" office:value="96.962" calcext:value-type="float">
            <text:p>96.962</text:p>
          </table:table-cell>
          <table:table-cell table:style-name="ce6" table:formula="of:=[.C41]-([.E41]*0.03)" office:value-type="float" office:value="95.73780002" calcext:value-type="float">
            <text:p>95.74</text:p>
          </table:table-cell>
          <table:table-cell table:formula="of:=[.E40]-1.774193" office:value-type="float" office:value="40.8066660000001" calcext:value-type="float">
            <text:p>40.80666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5" office:value-type="time" office:time-value="PT00H01M37.38S" calcext:value-type="time">
            <text:p>01:37.4</text:p>
          </table:table-cell>
          <table:table-cell table:style-name="ce16" table:formula="of:=[.B42]*86400" office:value-type="float" office:value="97.38" calcext:value-type="float">
            <text:p>97.38</text:p>
          </table:table-cell>
          <table:table-cell table:style-name="ce6" table:formula="of:=[.C42]-([.E42]*0.03)" office:value-type="float" office:value="96.20902581" calcext:value-type="float">
            <text:p>96.21</text:p>
          </table:table-cell>
          <table:table-cell table:formula="of:=[.E41]-1.774193" office:value-type="float" office:value="39.0324730000001" calcext:value-type="float">
            <text:p>39.03247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5" office:value-type="time" office:time-value="PT00H01M36.865S" calcext:value-type="time">
            <text:p>01:36.9</text:p>
          </table:table-cell>
          <table:table-cell table:style-name="ce16" table:formula="of:=[.B43]*86400" office:value-type="float" office:value="96.865" calcext:value-type="float">
            <text:p>96.865</text:p>
          </table:table-cell>
          <table:table-cell table:style-name="ce6" table:formula="of:=[.C43]-([.E43]*0.03)" office:value-type="float" office:value="95.7472516" calcext:value-type="float">
            <text:p>95.75</text:p>
          </table:table-cell>
          <table:table-cell table:formula="of:=[.E42]-1.774193" office:value-type="float" office:value="37.2582800000001" calcext:value-type="float">
            <text:p>37.25828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" office:value-type="time" office:time-value="PT00H01M36.582S" calcext:value-type="time">
            <text:p>01:36.6</text:p>
          </table:table-cell>
          <table:table-cell table:style-name="ce16" table:formula="of:=[.B44]*86400" office:value-type="float" office:value="96.582" calcext:value-type="float">
            <text:p>96.582</text:p>
          </table:table-cell>
          <table:table-cell table:style-name="ce6" table:formula="of:=[.C44]-([.E44]*0.03)" office:value-type="float" office:value="95.51747739" calcext:value-type="float">
            <text:p>95.52</text:p>
          </table:table-cell>
          <table:table-cell table:formula="of:=[.E43]-1.774193" office:value-type="float" office:value="35.4840870000001" calcext:value-type="float">
            <text:p>35.48408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5" office:value-type="time" office:time-value="PT00H01M36.414S" calcext:value-type="time">
            <text:p>01:36.4</text:p>
          </table:table-cell>
          <table:table-cell table:style-name="ce16" table:formula="of:=[.B45]*86400" office:value-type="float" office:value="96.414" calcext:value-type="float">
            <text:p>96.414</text:p>
          </table:table-cell>
          <table:table-cell table:style-name="ce6" table:formula="of:=[.C45]-([.E45]*0.03)" office:value-type="float" office:value="95.40270318" calcext:value-type="float">
            <text:p>95.40</text:p>
          </table:table-cell>
          <table:table-cell table:formula="of:=[.E44]-1.774193" office:value-type="float" office:value="33.7098940000001" calcext:value-type="float">
            <text:p>33.70989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" office:value-type="time" office:time-value="PT00H01M36.618S" calcext:value-type="time">
            <text:p>01:36.6</text:p>
          </table:table-cell>
          <table:table-cell table:style-name="ce16" table:formula="of:=[.B46]*86400" office:value-type="float" office:value="96.618" calcext:value-type="float">
            <text:p>96.618</text:p>
          </table:table-cell>
          <table:table-cell table:style-name="ce6" table:formula="of:=[.C46]-([.E46]*0.03)" office:value-type="float" office:value="95.65992897" calcext:value-type="float">
            <text:p>95.66</text:p>
          </table:table-cell>
          <table:table-cell table:formula="of:=[.E45]-1.774193" office:value-type="float" office:value="31.9357010000001" calcext:value-type="float">
            <text:p>31.93570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5" office:value-type="time" office:time-value="PT00H01M36.5S" calcext:value-type="time">
            <text:p>01:36.5</text:p>
          </table:table-cell>
          <table:table-cell table:style-name="ce16" table:formula="of:=[.B47]*86400" office:value-type="float" office:value="96.5" calcext:value-type="float">
            <text:p>96.5</text:p>
          </table:table-cell>
          <table:table-cell table:style-name="ce6" table:formula="of:=[.C47]-([.E47]*0.03)" office:value-type="float" office:value="95.59515476" calcext:value-type="float">
            <text:p>95.60</text:p>
          </table:table-cell>
          <table:table-cell table:formula="of:=[.E46]-1.774193" office:value-type="float" office:value="30.1615080000001" calcext:value-type="float">
            <text:p>30.16150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" office:value-type="time" office:time-value="PT00H01M36.628S" calcext:value-type="time">
            <text:p>01:36.6</text:p>
          </table:table-cell>
          <table:table-cell table:style-name="ce16" table:formula="of:=[.B48]*86400" office:value-type="float" office:value="96.628" calcext:value-type="float">
            <text:p>96.628</text:p>
          </table:table-cell>
          <table:table-cell table:style-name="ce6" table:formula="of:=[.C48]-([.E48]*0.03)" office:value-type="float" office:value="95.77638055" calcext:value-type="float">
            <text:p>95.78</text:p>
          </table:table-cell>
          <table:table-cell table:formula="of:=[.E47]-1.774193" office:value-type="float" office:value="28.3873150000001" calcext:value-type="float">
            <text:p>28.38731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5" office:value-type="time" office:time-value="PT00H01M36.739S" calcext:value-type="time">
            <text:p>01:36.7</text:p>
          </table:table-cell>
          <table:table-cell table:style-name="ce16" table:formula="of:=[.B49]*86400" office:value-type="float" office:value="96.739" calcext:value-type="float">
            <text:p>96.739</text:p>
          </table:table-cell>
          <table:table-cell table:style-name="ce6" table:formula="of:=[.C49]-([.E49]*0.03)" office:value-type="float" office:value="95.94060634" calcext:value-type="float">
            <text:p>95.94</text:p>
          </table:table-cell>
          <table:table-cell table:formula="of:=[.E48]-1.774193" office:value-type="float" office:value="26.6131220000001" calcext:value-type="float">
            <text:p>26.61312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5" office:value-type="time" office:time-value="PT00H01M36.602S" calcext:value-type="time">
            <text:p>01:36.6</text:p>
          </table:table-cell>
          <table:table-cell table:style-name="ce16" table:formula="of:=[.B50]*86400" office:value-type="float" office:value="96.602" calcext:value-type="float">
            <text:p>96.602</text:p>
          </table:table-cell>
          <table:table-cell table:style-name="ce6" table:formula="of:=[.C50]-([.E50]*0.03)" office:value-type="float" office:value="95.85683213" calcext:value-type="float">
            <text:p>95.86</text:p>
          </table:table-cell>
          <table:table-cell table:formula="of:=[.E49]-1.774193" office:value-type="float" office:value="24.8389290000001" calcext:value-type="float">
            <text:p>24.83892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5" office:value-type="time" office:time-value="PT00H01M37.055S" calcext:value-type="time">
            <text:p>01:37.1</text:p>
          </table:table-cell>
          <table:table-cell table:style-name="ce16" table:formula="of:=[.B51]*86400" office:value-type="float" office:value="97.055" calcext:value-type="float">
            <text:p>97.055</text:p>
          </table:table-cell>
          <table:table-cell table:style-name="ce6" table:formula="of:=[.C51]-([.E51]*0.03)" office:value-type="float" office:value="96.36305792" calcext:value-type="float">
            <text:p>96.36</text:p>
          </table:table-cell>
          <table:table-cell table:formula="of:=[.E50]-1.774193" office:value-type="float" office:value="23.0647360000001" calcext:value-type="float">
            <text:p>23.06473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" office:value-type="time" office:time-value="PT00H01M37.132S" calcext:value-type="time">
            <text:p>01:37.1</text:p>
          </table:table-cell>
          <table:table-cell table:style-name="ce16" table:formula="of:=[.B52]*86400" office:value-type="float" office:value="97.132" calcext:value-type="float">
            <text:p>97.132</text:p>
          </table:table-cell>
          <table:table-cell table:style-name="ce6" table:formula="of:=[.C52]-([.E52]*0.03)" office:value-type="float" office:value="96.49328371" calcext:value-type="float">
            <text:p>96.49</text:p>
          </table:table-cell>
          <table:table-cell table:formula="of:=[.E51]-1.774193" office:value-type="float" office:value="21.2905430000001" calcext:value-type="float">
            <text:p>21.29054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5" office:value-type="time" office:time-value="PT00H01M36.842S" calcext:value-type="time">
            <text:p>01:36.8</text:p>
          </table:table-cell>
          <table:table-cell table:style-name="ce16" table:formula="of:=[.B53]*86400" office:value-type="float" office:value="96.842" calcext:value-type="float">
            <text:p>96.842</text:p>
          </table:table-cell>
          <table:table-cell table:style-name="ce6" table:formula="of:=[.C53]-([.E53]*0.03)" office:value-type="float" office:value="96.2565095" calcext:value-type="float">
            <text:p>96.26</text:p>
          </table:table-cell>
          <table:table-cell table:formula="of:=[.E52]-1.774193" office:value-type="float" office:value="19.5163500000001" calcext:value-type="float">
            <text:p>19.51635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" office:value-type="time" office:time-value="PT00H01M36.843S" calcext:value-type="time">
            <text:p>01:36.8</text:p>
          </table:table-cell>
          <table:table-cell table:style-name="ce16" table:formula="of:=[.B54]*86400" office:value-type="float" office:value="96.843" calcext:value-type="float">
            <text:p>96.843</text:p>
          </table:table-cell>
          <table:table-cell table:style-name="ce6" table:formula="of:=[.C54]-([.E54]*0.03)" office:value-type="float" office:value="96.31073529" calcext:value-type="float">
            <text:p>96.31</text:p>
          </table:table-cell>
          <table:table-cell table:formula="of:=[.E53]-1.774193" office:value-type="float" office:value="17.7421570000001" calcext:value-type="float">
            <text:p>17.74215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5" office:value-type="time" office:time-value="PT00H01M36.748S" calcext:value-type="time">
            <text:p>01:36.7</text:p>
          </table:table-cell>
          <table:table-cell table:style-name="ce16" table:formula="of:=[.B55]*86400" office:value-type="float" office:value="96.748" calcext:value-type="float">
            <text:p>96.748</text:p>
          </table:table-cell>
          <table:table-cell table:style-name="ce6" table:formula="of:=[.C55]-([.E55]*0.03)" office:value-type="float" office:value="96.26896108" calcext:value-type="float">
            <text:p>96.27</text:p>
          </table:table-cell>
          <table:table-cell table:formula="of:=[.E54]-1.774193" office:value-type="float" office:value="15.9679640000001" calcext:value-type="float">
            <text:p>15.96796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" office:value-type="time" office:time-value="PT00H01M36.427S" calcext:value-type="time">
            <text:p>01:36.4</text:p>
          </table:table-cell>
          <table:table-cell table:style-name="ce16" table:formula="of:=[.B56]*86400" office:value-type="float" office:value="96.427" calcext:value-type="float">
            <text:p>96.427</text:p>
          </table:table-cell>
          <table:table-cell table:style-name="ce6" table:formula="of:=[.C56]-([.E56]*0.03)" office:value-type="float" office:value="96.00118687" calcext:value-type="float">
            <text:p>96.00</text:p>
          </table:table-cell>
          <table:table-cell table:formula="of:=[.E55]-1.774193" office:value-type="float" office:value="14.1937710000001" calcext:value-type="float">
            <text:p>14.19377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5" office:value-type="time" office:time-value="PT00H01M36.387S" calcext:value-type="time">
            <text:p>01:36.4</text:p>
          </table:table-cell>
          <table:table-cell table:style-name="ce16" table:formula="of:=[.B57]*86400" office:value-type="float" office:value="96.387" calcext:value-type="float">
            <text:p>96.387</text:p>
          </table:table-cell>
          <table:table-cell table:style-name="ce6" table:formula="of:=[.C57]-([.E57]*0.03)" office:value-type="float" office:value="96.01441266" calcext:value-type="float">
            <text:p>96.01</text:p>
          </table:table-cell>
          <table:table-cell table:formula="of:=[.E56]-1.774193" office:value-type="float" office:value="12.4195780000001" calcext:value-type="float">
            <text:p>12.41957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" office:value-type="time" office:time-value="PT00H01M36.402S" calcext:value-type="time">
            <text:p>01:36.4</text:p>
          </table:table-cell>
          <table:table-cell table:style-name="ce16" table:formula="of:=[.B58]*86400" office:value-type="float" office:value="96.402" calcext:value-type="float">
            <text:p>96.402</text:p>
          </table:table-cell>
          <table:table-cell table:style-name="ce6" table:formula="of:=[.C58]-([.E58]*0.03)" office:value-type="float" office:value="96.08263845" calcext:value-type="float">
            <text:p>96.08</text:p>
          </table:table-cell>
          <table:table-cell table:formula="of:=[.E57]-1.774193" office:value-type="float" office:value="10.6453850000001" calcext:value-type="float">
            <text:p>10.64538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5" office:value-type="time" office:time-value="PT00H01M36.171S" calcext:value-type="time">
            <text:p>01:36.2</text:p>
          </table:table-cell>
          <table:table-cell table:style-name="ce16" table:formula="of:=[.B59]*86400" office:value-type="float" office:value="96.171" calcext:value-type="float">
            <text:p>96.171</text:p>
          </table:table-cell>
          <table:table-cell table:style-name="ce6" table:formula="of:=[.C59]-([.E59]*0.03)" office:value-type="float" office:value="95.90486424" calcext:value-type="float">
            <text:p>95.90</text:p>
          </table:table-cell>
          <table:table-cell table:formula="of:=[.E58]-1.774193" office:value-type="float" office:value="8.87119200000013" calcext:value-type="float">
            <text:p>8.8711920000001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" office:value-type="time" office:time-value="PT00H01M35.967S" calcext:value-type="time">
            <text:p>01:35.9</text:p>
          </table:table-cell>
          <table:table-cell table:style-name="ce16" table:formula="of:=[.B60]*86400" office:value-type="float" office:value="95.967" calcext:value-type="float">
            <text:p>95.967</text:p>
          </table:table-cell>
          <table:table-cell table:style-name="ce6" table:formula="of:=[.C60]-([.E60]*0.03)" office:value-type="float" office:value="95.75409003" calcext:value-type="float">
            <text:p>95.75</text:p>
          </table:table-cell>
          <table:table-cell table:formula="of:=[.E59]-1.774193" office:value-type="float" office:value="7.09699900000013" calcext:value-type="float">
            <text:p>7.0969990000001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5" office:value-type="time" office:time-value="PT00H01M36.343S" calcext:value-type="time">
            <text:p>01:36.3</text:p>
          </table:table-cell>
          <table:table-cell table:style-name="ce16" table:formula="of:=[.B61]*86400" office:value-type="float" office:value="96.343" calcext:value-type="float">
            <text:p>96.343</text:p>
          </table:table-cell>
          <table:table-cell table:style-name="ce6" table:formula="of:=[.C61]-([.E61]*0.03)" office:value-type="float" office:value="96.18331582" calcext:value-type="float">
            <text:p>96.18</text:p>
          </table:table-cell>
          <table:table-cell table:formula="of:=[.E60]-1.774193" office:value-type="float" office:value="5.32280600000013" calcext:value-type="float">
            <text:p>5.3228060000001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5" office:value-type="time" office:time-value="PT00H01M36.013S" calcext:value-type="time">
            <text:p>01:36.0</text:p>
          </table:table-cell>
          <table:table-cell table:style-name="ce16" table:formula="of:=[.B62]*86400" office:value-type="float" office:value="96.013" calcext:value-type="float">
            <text:p>96.013</text:p>
          </table:table-cell>
          <table:table-cell table:style-name="ce6" table:formula="of:=[.C62]-([.E62]*0.03)" office:value-type="float" office:value="95.90654161" calcext:value-type="float">
            <text:p>95.91</text:p>
          </table:table-cell>
          <table:table-cell table:formula="of:=[.E61]-1.774193" office:value-type="float" office:value="3.54861300000013" calcext:value-type="float">
            <text:p>3.5486130000001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5" office:value-type="time" office:time-value="PT00H01M36.931S" calcext:value-type="time">
            <text:p>01:36.9</text:p>
          </table:table-cell>
          <table:table-cell table:style-name="ce16" table:formula="of:=[.B63]*86400" office:value-type="float" office:value="96.931" calcext:value-type="float">
            <text:p>96.931</text:p>
          </table:table-cell>
          <table:table-cell table:style-name="ce6" table:formula="of:=[.C63]-([.E63]*0.03)" office:value-type="float" office:value="96.8777674" calcext:value-type="float">
            <text:p>96.88</text:p>
          </table:table-cell>
          <table:table-cell table:formula="of:=[.E62]-1.774193" office:value-type="float" office:value="1.77442000000013" calcext:value-type="float">
            <text:p>1.7744200000001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ar_piastri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00:01:45</text:p>
          </table:table-cell>
          <table:table-cell table:style-name="ce16" office:value-type="float" office:value="105.268" calcext:value-type="float">
            <text:p>105.268</text:p>
          </table:table-cell>
          <table:table-cell table:style-name="ce16" office:value-type="float" office:value="101.968" calcext:value-type="float">
            <text:p>101.968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01:38.9</text:p>
          </table:table-cell>
          <table:table-cell table:style-name="ce16" office:value-type="float" office:value="98.939" calcext:value-type="float">
            <text:p>98.939</text:p>
          </table:table-cell>
          <table:table-cell table:style-name="ce16" office:value-type="float" office:value="95.6922257" calcext:value-type="float">
            <text:p>95.6922257</text:p>
          </table:table-cell>
          <table:table-cell table:style-name="ce16" office:value-type="float" office:value="108.22581" calcext:value-type="float">
            <text:p>108.2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" calcext:value-type="float">
            <text:p>99.35</text:p>
          </table:table-cell>
          <table:table-cell table:style-name="ce16" office:value-type="float" office:value="96.1564514" calcext:value-type="float">
            <text:p>96.1564514</text:p>
          </table:table-cell>
          <table:table-cell table:style-name="ce16" office:value-type="float" office:value="106.45162" calcext:value-type="float">
            <text:p>106.4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6" calcext:value-type="float">
            <text:p>99.356</text:p>
          </table:table-cell>
          <table:table-cell table:style-name="ce16" office:value-type="float" office:value="96.2156771" calcext:value-type="float">
            <text:p>96.2156771</text:p>
          </table:table-cell>
          <table:table-cell table:style-name="ce16" office:value-type="float" office:value="104.67743" calcext:value-type="float">
            <text:p>104.6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667" calcext:value-type="float">
            <text:p>98.667</text:p>
          </table:table-cell>
          <table:table-cell table:style-name="ce16" office:value-type="float" office:value="95.5799028" calcext:value-type="float">
            <text:p>95.5799028</text:p>
          </table:table-cell>
          <table:table-cell table:style-name="ce16" office:value-type="float" office:value="102.90324" calcext:value-type="float">
            <text:p>102.903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778" calcext:value-type="float">
            <text:p>98.778</text:p>
          </table:table-cell>
          <table:table-cell table:style-name="ce16" office:value-type="float" office:value="95.7441285" calcext:value-type="float">
            <text:p>95.7441285</text:p>
          </table:table-cell>
          <table:table-cell table:style-name="ce16" office:value-type="float" office:value="101.12905" calcext:value-type="float">
            <text:p>101.129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9" calcext:value-type="float">
            <text:p>98.419</text:p>
          </table:table-cell>
          <table:table-cell table:style-name="ce16" office:value-type="float" office:value="95.4383542" calcext:value-type="float">
            <text:p>95.4383542</text:p>
          </table:table-cell>
          <table:table-cell table:style-name="ce16" office:value-type="float" office:value="99.35486" calcext:value-type="float">
            <text:p>99.3548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873" calcext:value-type="float">
            <text:p>97.873</text:p>
          </table:table-cell>
          <table:table-cell table:style-name="ce16" office:value-type="float" office:value="94.9455799" calcext:value-type="float">
            <text:p>94.9455799</text:p>
          </table:table-cell>
          <table:table-cell table:style-name="ce16" office:value-type="float" office:value="97.58067" calcext:value-type="float">
            <text:p>97.5806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46" calcext:value-type="float">
            <text:p>98.446</text:p>
          </table:table-cell>
          <table:table-cell table:style-name="ce16" office:value-type="float" office:value="95.5718056" calcext:value-type="float">
            <text:p>95.5718056</text:p>
          </table:table-cell>
          <table:table-cell table:style-name="ce16" office:value-type="float" office:value="95.80648" calcext:value-type="float">
            <text:p>95.8064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29" calcext:value-type="float">
            <text:p>98.429</text:p>
          </table:table-cell>
          <table:table-cell table:style-name="ce16" office:value-type="float" office:value="95.6080313" calcext:value-type="float">
            <text:p>95.6080313</text:p>
          </table:table-cell>
          <table:table-cell table:style-name="ce16" office:value-type="float" office:value="94.03229" calcext:value-type="float">
            <text:p>94.0322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9" calcext:value-type="float">
            <text:p>98.269</text:p>
          </table:table-cell>
          <table:table-cell table:style-name="ce16" office:value-type="float" office:value="95.501257" calcext:value-type="float">
            <text:p>95.501257</text:p>
          </table:table-cell>
          <table:table-cell table:style-name="ce16" office:value-type="float" office:value="92.2581" calcext:value-type="float">
            <text:p>92.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51" calcext:value-type="float">
            <text:p>98.151</text:p>
          </table:table-cell>
          <table:table-cell table:style-name="ce16" office:value-type="float" office:value="95.4364827" calcext:value-type="float">
            <text:p>95.4364827</text:p>
          </table:table-cell>
          <table:table-cell table:style-name="ce16" office:value-type="float" office:value="90.48391" calcext:value-type="float">
            <text:p>90.483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215" calcext:value-type="float">
            <text:p>98.215</text:p>
          </table:table-cell>
          <table:table-cell table:style-name="ce16" office:value-type="float" office:value="95.5537084" calcext:value-type="float">
            <text:p>95.5537084</text:p>
          </table:table-cell>
          <table:table-cell table:style-name="ce16" office:value-type="float" office:value="88.70972" calcext:value-type="float">
            <text:p>88.7097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651" calcext:value-type="float">
            <text:p>97.651</text:p>
          </table:table-cell>
          <table:table-cell table:style-name="ce16" office:value-type="float" office:value="95.0429341" calcext:value-type="float">
            <text:p>95.0429341</text:p>
          </table:table-cell>
          <table:table-cell table:style-name="ce16" office:value-type="float" office:value="86.93553" calcext:value-type="float">
            <text:p>86.9355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5" calcext:value-type="float">
            <text:p>98.435</text:p>
          </table:table-cell>
          <table:table-cell table:style-name="ce16" office:value-type="float" office:value="95.8801598" calcext:value-type="float">
            <text:p>95.8801598</text:p>
          </table:table-cell>
          <table:table-cell table:style-name="ce16" office:value-type="float" office:value="85.16134" calcext:value-type="float">
            <text:p>85.1613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088" calcext:value-type="float">
            <text:p>98.088</text:p>
          </table:table-cell>
          <table:table-cell table:style-name="ce16" office:value-type="float" office:value="95.5863855" calcext:value-type="float">
            <text:p>95.5863855</text:p>
          </table:table-cell>
          <table:table-cell table:style-name="ce16" office:value-type="float" office:value="83.38715" calcext:value-type="float">
            <text:p>83.3871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32" calcext:value-type="float">
            <text:p>98.532</text:p>
          </table:table-cell>
          <table:table-cell table:style-name="ce16" office:value-type="float" office:value="96.0836112" calcext:value-type="float">
            <text:p>96.0836112</text:p>
          </table:table-cell>
          <table:table-cell table:style-name="ce16" office:value-type="float" office:value="81.61296" calcext:value-type="float">
            <text:p>81.612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88" calcext:value-type="float">
            <text:p>98.188</text:p>
          </table:table-cell>
          <table:table-cell table:style-name="ce16" office:value-type="float" office:value="95.7928369" calcext:value-type="float">
            <text:p>95.7928369</text:p>
          </table:table-cell>
          <table:table-cell table:style-name="ce16" office:value-type="float" office:value="79.83877" calcext:value-type="float">
            <text:p>79.83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749" calcext:value-type="float">
            <text:p>98.749</text:p>
          </table:table-cell>
          <table:table-cell table:style-name="ce16" office:value-type="float" office:value="96.4070626" calcext:value-type="float">
            <text:p>96.4070626</text:p>
          </table:table-cell>
          <table:table-cell table:style-name="ce16" office:value-type="float" office:value="78.06458" calcext:value-type="float">
            <text:p>78.0645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7" calcext:value-type="float">
            <text:p>98.317</text:p>
          </table:table-cell>
          <table:table-cell table:style-name="ce16" office:value-type="float" office:value="96.0282883" calcext:value-type="float">
            <text:p>96.0282883</text:p>
          </table:table-cell>
          <table:table-cell table:style-name="ce16" office:value-type="float" office:value="76.29039" calcext:value-type="float">
            <text:p>76.290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75" calcext:value-type="float">
            <text:p>98.275</text:p>
          </table:table-cell>
          <table:table-cell table:style-name="ce16" office:value-type="float" office:value="96.039514" calcext:value-type="float">
            <text:p>96.039514</text:p>
          </table:table-cell>
          <table:table-cell table:style-name="ce16" office:value-type="float" office:value="74.5162" calcext:value-type="float">
            <text:p>74.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5" calcext:value-type="float">
            <text:p>98.415</text:p>
          </table:table-cell>
          <table:table-cell table:style-name="ce16" office:value-type="float" office:value="96.2327397" calcext:value-type="float">
            <text:p>96.2327397</text:p>
          </table:table-cell>
          <table:table-cell table:style-name="ce16" office:value-type="float" office:value="72.74201" calcext:value-type="float">
            <text:p>72.742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2" calcext:value-type="float">
            <text:p>98.262</text:p>
          </table:table-cell>
          <table:table-cell table:style-name="ce16" office:value-type="float" office:value="96.1329654" calcext:value-type="float">
            <text:p>96.1329654</text:p>
          </table:table-cell>
          <table:table-cell table:style-name="ce16" office:value-type="float" office:value="70.96782" calcext:value-type="float">
            <text:p>70.967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03" calcext:value-type="float">
            <text:p>98.403</text:p>
          </table:table-cell>
          <table:table-cell table:style-name="ce16" office:value-type="float" office:value="96.3271911" calcext:value-type="float">
            <text:p>96.3271911</text:p>
          </table:table-cell>
          <table:table-cell table:style-name="ce16" office:value-type="float" office:value="69.19363" calcext:value-type="float">
            <text:p>69.193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16" calcext:value-type="float">
            <text:p>98.516</text:p>
          </table:table-cell>
          <table:table-cell table:style-name="ce16" office:value-type="float" office:value="96.4934168" calcext:value-type="float">
            <text:p>96.4934168</text:p>
          </table:table-cell>
          <table:table-cell table:style-name="ce16" office:value-type="float" office:value="67.41944" calcext:value-type="float">
            <text:p>67.4194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839" calcext:value-type="float">
            <text:p>98.839</text:p>
          </table:table-cell>
          <table:table-cell table:style-name="ce16" office:value-type="float" office:value="96.8696425" calcext:value-type="float">
            <text:p>96.8696425</text:p>
          </table:table-cell>
          <table:table-cell table:style-name="ce16" office:value-type="float" office:value="65.64525" calcext:value-type="float">
            <text:p>65.645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01:38.6</text:p>
          </table:table-cell>
          <table:table-cell table:style-name="ce16" office:value-type="float" office:value="98.644" calcext:value-type="float">
            <text:p>98.644</text:p>
          </table:table-cell>
          <table:table-cell table:style-name="ce16" office:value-type="float" office:value="96.7278682" calcext:value-type="float">
            <text:p>96.7278682</text:p>
          </table:table-cell>
          <table:table-cell table:style-name="ce16" office:value-type="float" office:value="63.87106" calcext:value-type="float">
            <text:p>63.8710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7" calcext:value-type="float">
            <text:p>97.7</text:p>
          </table:table-cell>
          <table:table-cell table:style-name="ce16" office:value-type="float" office:value="95.8370939" calcext:value-type="float">
            <text:p>95.8370939</text:p>
          </table:table-cell>
          <table:table-cell table:style-name="ce16" office:value-type="float" office:value="62.09687" calcext:value-type="float">
            <text:p>62.0968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944" calcext:value-type="float">
            <text:p>97.944</text:p>
          </table:table-cell>
          <table:table-cell table:style-name="ce16" office:value-type="float" office:value="96.1343196" calcext:value-type="float">
            <text:p>96.1343196</text:p>
          </table:table-cell>
          <table:table-cell table:style-name="ce16" office:value-type="float" office:value="60.32268" calcext:value-type="float">
            <text:p>60.322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9" calcext:value-type="float">
            <text:p>98.29</text:p>
          </table:table-cell>
          <table:table-cell table:style-name="ce16" office:value-type="float" office:value="96.5335453" calcext:value-type="float">
            <text:p>96.5335453</text:p>
          </table:table-cell>
          <table:table-cell table:style-name="ce16" office:value-type="float" office:value="58.54849" calcext:value-type="float">
            <text:p>58.548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9" calcext:value-type="float">
            <text:p>98.149</text:p>
          </table:table-cell>
          <table:table-cell table:style-name="ce16" office:value-type="float" office:value="96.445771" calcext:value-type="float">
            <text:p>96.445771</text:p>
          </table:table-cell>
          <table:table-cell table:style-name="ce16" office:value-type="float" office:value="56.7743" calcext:value-type="float">
            <text:p>56.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94" calcext:value-type="float">
            <text:p>98.194</text:p>
          </table:table-cell>
          <table:table-cell table:style-name="ce16" office:value-type="float" office:value="96.5439967" calcext:value-type="float">
            <text:p>96.5439967</text:p>
          </table:table-cell>
          <table:table-cell table:style-name="ce16" office:value-type="float" office:value="55.00011" calcext:value-type="float">
            <text:p>55.000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88" calcext:value-type="float">
            <text:p>98.288</text:p>
          </table:table-cell>
          <table:table-cell table:style-name="ce16" office:value-type="float" office:value="96.6912224" calcext:value-type="float">
            <text:p>96.6912224</text:p>
          </table:table-cell>
          <table:table-cell table:style-name="ce16" office:value-type="float" office:value="53.22592" calcext:value-type="float">
            <text:p>53.2259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01:38.0</text:p>
          </table:table-cell>
          <table:table-cell table:style-name="ce16" office:value-type="float" office:value="98.038" calcext:value-type="float">
            <text:p>98.038</text:p>
          </table:table-cell>
          <table:table-cell table:style-name="ce16" office:value-type="float" office:value="96.4944481" calcext:value-type="float">
            <text:p>96.4944481</text:p>
          </table:table-cell>
          <table:table-cell table:style-name="ce16" office:value-type="float" office:value="51.45173" calcext:value-type="float">
            <text:p>51.4517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22" calcext:value-type="float">
            <text:p>98.322</text:p>
          </table:table-cell>
          <table:table-cell table:style-name="ce16" office:value-type="float" office:value="96.8316738" calcext:value-type="float">
            <text:p>96.8316738</text:p>
          </table:table-cell>
          <table:table-cell table:style-name="ce16" office:value-type="float" office:value="49.67754" calcext:value-type="float">
            <text:p>49.677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7" calcext:value-type="float">
            <text:p>98.147</text:p>
          </table:table-cell>
          <table:table-cell table:style-name="ce16" office:value-type="float" office:value="96.7098995" calcext:value-type="float">
            <text:p>96.7098995</text:p>
          </table:table-cell>
          <table:table-cell table:style-name="ce16" office:value-type="float" office:value="47.90335" calcext:value-type="float">
            <text:p>47.903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7" calcext:value-type="float">
            <text:p>98.437</text:p>
          </table:table-cell>
          <table:table-cell table:style-name="ce16" office:value-type="float" office:value="97.0531252" calcext:value-type="float">
            <text:p>97.0531252</text:p>
          </table:table-cell>
          <table:table-cell table:style-name="ce16" office:value-type="float" office:value="46.12916" calcext:value-type="float">
            <text:p>46.1291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>
            <text:p>01:46.4</text:p>
          </table:table-cell>
          <table:table-cell table:style-name="ce17" office:value-type="float" office:value="106.395" calcext:value-type="float">
            <text:p>106.395</text:p>
          </table:table-cell>
          <table:table-cell table:style-name="ce17" office:value-type="float" office:value="105.0643509" calcext:value-type="float">
            <text:p>105.0643509</text:p>
          </table:table-cell>
          <table:table-cell table:style-name="ce17" office:value-type="float" office:value="44.35497" calcext:value-type="float">
            <text:p>44.35497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25" office:value-type="string" calcext:value-type="string">
            <text:p>01:57.6</text:p>
          </table:table-cell>
          <table:table-cell table:style-name="ce17" office:value-type="float" office:value="117.551" calcext:value-type="float">
            <text:p>117.551</text:p>
          </table:table-cell>
          <table:table-cell table:style-name="ce17" office:value-type="float" office:value="116.2735766" calcext:value-type="float">
            <text:p>116.2735766</text:p>
          </table:table-cell>
          <table:table-cell table:style-name="ce17" office:value-type="float" office:value="42.58078" calcext:value-type="float">
            <text:p>42.58078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01:36.6</text:p>
          </table:table-cell>
          <table:table-cell table:style-name="ce16" office:value-type="float" office:value="96.61" calcext:value-type="float">
            <text:p>96.61</text:p>
          </table:table-cell>
          <table:table-cell table:style-name="ce16" office:value-type="float" office:value="95.3858023" calcext:value-type="float">
            <text:p>95.3858023</text:p>
          </table:table-cell>
          <table:table-cell table:style-name="ce16" office:value-type="float" office:value="40.80659" calcext:value-type="float">
            <text:p>40.8065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265" calcext:value-type="float">
            <text:p>96.265</text:p>
          </table:table-cell>
          <table:table-cell table:style-name="ce16" office:value-type="float" office:value="95.094028" calcext:value-type="float">
            <text:p>95.094028</text:p>
          </table:table-cell>
          <table:table-cell table:style-name="ce16" office:value-type="float" office:value="39.0324" calcext:value-type="float">
            <text:p>39.03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8" calcext:value-type="float">
            <text:p>95.888</text:p>
          </table:table-cell>
          <table:table-cell table:style-name="ce16" office:value-type="float" office:value="94.7702537" calcext:value-type="float">
            <text:p>94.7702537</text:p>
          </table:table-cell>
          <table:table-cell table:style-name="ce16" office:value-type="float" office:value="37.25821" calcext:value-type="float">
            <text:p>37.258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01:36.2</text:p>
          </table:table-cell>
          <table:table-cell table:style-name="ce16" office:value-type="float" office:value="96.167" calcext:value-type="float">
            <text:p>96.167</text:p>
          </table:table-cell>
          <table:table-cell table:style-name="ce16" office:value-type="float" office:value="95.1024794" calcext:value-type="float">
            <text:p>95.1024794</text:p>
          </table:table-cell>
          <table:table-cell table:style-name="ce16" office:value-type="float" office:value="35.48402" calcext:value-type="float">
            <text:p>35.4840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363" calcext:value-type="float">
            <text:p>97.363</text:p>
          </table:table-cell>
          <table:table-cell table:style-name="ce16" office:value-type="float" office:value="96.3517051" calcext:value-type="float">
            <text:p>96.3517051</text:p>
          </table:table-cell>
          <table:table-cell table:style-name="ce16" office:value-type="float" office:value="33.70983" calcext:value-type="float">
            <text:p>33.7098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58" calcext:value-type="float">
            <text:p>97.258</text:p>
          </table:table-cell>
          <table:table-cell table:style-name="ce16" office:value-type="float" office:value="96.2999308" calcext:value-type="float">
            <text:p>96.2999308</text:p>
          </table:table-cell>
          <table:table-cell table:style-name="ce16" office:value-type="float" office:value="31.93564" calcext:value-type="float">
            <text:p>31.935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24" calcext:value-type="float">
            <text:p>96.324</text:p>
          </table:table-cell>
          <table:table-cell table:style-name="ce16" office:value-type="float" office:value="95.4191565" calcext:value-type="float">
            <text:p>95.4191565</text:p>
          </table:table-cell>
          <table:table-cell table:style-name="ce16" office:value-type="float" office:value="30.16145" calcext:value-type="float">
            <text:p>30.1614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3" calcext:value-type="float">
            <text:p>96.33</text:p>
          </table:table-cell>
          <table:table-cell table:style-name="ce16" office:value-type="float" office:value="95.4783822" calcext:value-type="float">
            <text:p>95.4783822</text:p>
          </table:table-cell>
          <table:table-cell table:style-name="ce16" office:value-type="float" office:value="28.38726" calcext:value-type="float">
            <text:p>28.3872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01:35.7</text:p>
          </table:table-cell>
          <table:table-cell table:style-name="ce16" office:value-type="float" office:value="95.745" calcext:value-type="float">
            <text:p>95.745</text:p>
          </table:table-cell>
          <table:table-cell table:style-name="ce16" office:value-type="float" office:value="94.9466079" calcext:value-type="float">
            <text:p>94.9466079</text:p>
          </table:table-cell>
          <table:table-cell table:style-name="ce16" office:value-type="float" office:value="26.61307" calcext:value-type="float">
            <text:p>26.613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1" calcext:value-type="float">
            <text:p>95.881</text:p>
          </table:table-cell>
          <table:table-cell table:style-name="ce16" office:value-type="float" office:value="95.1358336" calcext:value-type="float">
            <text:p>95.1358336</text:p>
          </table:table-cell>
          <table:table-cell table:style-name="ce16" office:value-type="float" office:value="24.83888" calcext:value-type="float">
            <text:p>24.8388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" calcext:value-type="float">
            <text:p>98.31</text:p>
          </table:table-cell>
          <table:table-cell table:style-name="ce16" office:value-type="float" office:value="97.6180593" calcext:value-type="float">
            <text:p>97.6180593</text:p>
          </table:table-cell>
          <table:table-cell table:style-name="ce16" office:value-type="float" office:value="23.06469" calcext:value-type="float">
            <text:p>23.0646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69" calcext:value-type="float">
            <text:p>97.269</text:p>
          </table:table-cell>
          <table:table-cell table:style-name="ce16" office:value-type="float" office:value="96.630285" calcext:value-type="float">
            <text:p>96.630285</text:p>
          </table:table-cell>
          <table:table-cell table:style-name="ce16" office:value-type="float" office:value="21.2905" calcext:value-type="float">
            <text:p>21.290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56" calcext:value-type="float">
            <text:p>96.856</text:p>
          </table:table-cell>
          <table:table-cell table:style-name="ce16" office:value-type="float" office:value="96.2705107" calcext:value-type="float">
            <text:p>96.2705107</text:p>
          </table:table-cell>
          <table:table-cell table:style-name="ce16" office:value-type="float" office:value="19.51631" calcext:value-type="float">
            <text:p>19.5163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6" calcext:value-type="float">
            <text:p>97.406</text:p>
          </table:table-cell>
          <table:table-cell table:style-name="ce16" office:value-type="float" office:value="96.8737364" calcext:value-type="float">
            <text:p>96.8737364</text:p>
          </table:table-cell>
          <table:table-cell table:style-name="ce16" office:value-type="float" office:value="17.74212" calcext:value-type="float">
            <text:p>17.7421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01:36.8</text:p>
          </table:table-cell>
          <table:table-cell table:style-name="ce16" office:value-type="float" office:value="96.841" calcext:value-type="float">
            <text:p>96.841</text:p>
          </table:table-cell>
          <table:table-cell table:style-name="ce16" office:value-type="float" office:value="96.3619621" calcext:value-type="float">
            <text:p>96.3619621</text:p>
          </table:table-cell>
          <table:table-cell table:style-name="ce16" office:value-type="float" office:value="15.96793" calcext:value-type="float">
            <text:p>15.967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01:36.0</text:p>
          </table:table-cell>
          <table:table-cell table:style-name="ce16" office:value-type="float" office:value="95.995" calcext:value-type="float">
            <text:p>95.995</text:p>
          </table:table-cell>
          <table:table-cell table:style-name="ce16" office:value-type="float" office:value="95.5691878" calcext:value-type="float">
            <text:p>95.5691878</text:p>
          </table:table-cell>
          <table:table-cell table:style-name="ce16" office:value-type="float" office:value="14.19374" calcext:value-type="float">
            <text:p>14.1937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01:36.4</text:p>
          </table:table-cell>
          <table:table-cell table:style-name="ce16" office:value-type="float" office:value="96.355" calcext:value-type="float">
            <text:p>96.355</text:p>
          </table:table-cell>
          <table:table-cell table:style-name="ce16" office:value-type="float" office:value="95.9824135" calcext:value-type="float">
            <text:p>95.9824135</text:p>
          </table:table-cell>
          <table:table-cell table:style-name="ce16" office:value-type="float" office:value="12.41955" calcext:value-type="float">
            <text:p>12.4195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7" calcext:value-type="float">
            <text:p>96.07</text:p>
          </table:table-cell>
          <table:table-cell table:style-name="ce16" office:value-type="float" office:value="95.7506392" calcext:value-type="float">
            <text:p>95.7506392</text:p>
          </table:table-cell>
          <table:table-cell table:style-name="ce16" office:value-type="float" office:value="10.64536" calcext:value-type="float">
            <text:p>10.645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56" calcext:value-type="float">
            <text:p>96.056</text:p>
          </table:table-cell>
          <table:table-cell table:style-name="ce16" office:value-type="float" office:value="95.7898649" calcext:value-type="float">
            <text:p>95.7898649</text:p>
          </table:table-cell>
          <table:table-cell table:style-name="ce16" office:value-type="float" office:value="8.87117" calcext:value-type="float">
            <text:p>8.8711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01:37.0</text:p>
          </table:table-cell>
          <table:table-cell table:style-name="ce16" office:value-type="float" office:value="97.009" calcext:value-type="float">
            <text:p>97.009</text:p>
          </table:table-cell>
          <table:table-cell table:style-name="ce16" office:value-type="float" office:value="96.7960906" calcext:value-type="float">
            <text:p>96.7960906</text:p>
          </table:table-cell>
          <table:table-cell table:style-name="ce16" office:value-type="float" office:value="7.09698" calcext:value-type="float">
            <text:p>7.0969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01:37.2</text:p>
          </table:table-cell>
          <table:table-cell table:style-name="ce16" office:value-type="float" office:value="97.191" calcext:value-type="float">
            <text:p>97.191</text:p>
          </table:table-cell>
          <table:table-cell table:style-name="ce16" office:value-type="float" office:value="97.0313163" calcext:value-type="float">
            <text:p>97.0313163</text:p>
          </table:table-cell>
          <table:table-cell table:style-name="ce16" office:value-type="float" office:value="5.32279" calcext:value-type="float">
            <text:p>5.322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7" calcext:value-type="float">
            <text:p>97.407</text:p>
          </table:table-cell>
          <table:table-cell table:style-name="ce16" office:value-type="float" office:value="97.300542" calcext:value-type="float">
            <text:p>97.300542</text:p>
          </table:table-cell>
          <table:table-cell table:style-name="ce16" office:value-type="float" office:value="3.5486" calcext:value-type="float">
            <text:p>3.548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69" calcext:value-type="float">
            <text:p>96.869</text:p>
          </table:table-cell>
          <table:table-cell table:style-name="ce16" office:value-type="float" office:value="96.8157677" calcext:value-type="float">
            <text:p>96.8157677</text:p>
          </table:table-cell>
          <table:table-cell table:style-name="ce16" office:value-type="float" office:value="1.77441" calcext:value-type="float">
            <text:p>1.7744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do_norri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car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0.424</text:p>
          </table:table-cell>
          <table:table-cell table:style-name="ce16" table:formula="of:=[.B2]*86400" office:value-type="float" office:value="100.424" calcext:value-type="float">
            <text:p>100.424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table:formula="of:=[.C2]-[.D2]*0.03" office:value-type="float" office:value="97.124" calcext:value-type="float">
            <text:p>97.1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8.480</text:p>
          </table:table-cell>
          <table:table-cell table:style-name="ce16" table:formula="of:=[.B3]*86400" office:value-type="float" office:value="98.48" calcext:value-type="float">
            <text:p>98.48</text:p>
          </table:table-cell>
          <table:table-cell table:style-name="ce16" table:formula="of:=[.D2]-1.77419" office:value-type="float" office:value="108.22581" calcext:value-type="float">
            <text:p>108.22581</text:p>
          </table:table-cell>
          <table:table-cell table:style-name="ce16" table:formula="of:=[.C3]-[.D3]*0.03" office:value-type="float" office:value="95.2332257" calcext:value-type="float">
            <text:p>95.2332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8.406</text:p>
          </table:table-cell>
          <table:table-cell table:style-name="ce16" table:formula="of:=[.B4]*86400" office:value-type="float" office:value="98.406" calcext:value-type="float">
            <text:p>98.406</text:p>
          </table:table-cell>
          <table:table-cell table:style-name="ce16" table:formula="of:=[.D3]-1.77419" office:value-type="float" office:value="106.45162" calcext:value-type="float">
            <text:p>106.45162</text:p>
          </table:table-cell>
          <table:table-cell table:style-name="ce16" table:formula="of:=[.C4]-[.D4]*0.03" office:value-type="float" office:value="95.2124514" calcext:value-type="float">
            <text:p>95.2124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8.446</text:p>
          </table:table-cell>
          <table:table-cell table:style-name="ce16" table:formula="of:=[.B5]*86400" office:value-type="float" office:value="98.446" calcext:value-type="float">
            <text:p>98.446</text:p>
          </table:table-cell>
          <table:table-cell table:style-name="ce16" table:formula="of:=[.D4]-1.77419" office:value-type="float" office:value="104.67743" calcext:value-type="float">
            <text:p>104.67743</text:p>
          </table:table-cell>
          <table:table-cell table:style-name="ce16" table:formula="of:=[.C5]-[.D5]*0.03" office:value-type="float" office:value="95.3056771" calcext:value-type="float">
            <text:p>95.305677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7.938</text:p>
          </table:table-cell>
          <table:table-cell table:style-name="ce16" table:formula="of:=[.B6]*86400" office:value-type="float" office:value="97.938" calcext:value-type="float">
            <text:p>97.938</text:p>
          </table:table-cell>
          <table:table-cell table:style-name="ce16" table:formula="of:=[.D5]-1.77419" office:value-type="float" office:value="102.90324" calcext:value-type="float">
            <text:p>102.90324</text:p>
          </table:table-cell>
          <table:table-cell table:style-name="ce16" table:formula="of:=[.C6]-[.D6]*0.03" office:value-type="float" office:value="94.8509028" calcext:value-type="float">
            <text:p>94.85090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7.843</text:p>
          </table:table-cell>
          <table:table-cell table:style-name="ce16" table:formula="of:=[.B7]*86400" office:value-type="float" office:value="97.843" calcext:value-type="float">
            <text:p>97.843</text:p>
          </table:table-cell>
          <table:table-cell table:style-name="ce16" table:formula="of:=[.D6]-1.77419" office:value-type="float" office:value="101.12905" calcext:value-type="float">
            <text:p>101.12905</text:p>
          </table:table-cell>
          <table:table-cell table:style-name="ce16" table:formula="of:=[.C7]-[.D7]*0.03" office:value-type="float" office:value="94.8091285" calcext:value-type="float">
            <text:p>94.809128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7.621</text:p>
          </table:table-cell>
          <table:table-cell table:style-name="ce16" table:formula="of:=[.B8]*86400" office:value-type="float" office:value="97.621" calcext:value-type="float">
            <text:p>97.621</text:p>
          </table:table-cell>
          <table:table-cell table:style-name="ce16" table:formula="of:=[.D7]-1.77419" office:value-type="float" office:value="99.35486" calcext:value-type="float">
            <text:p>99.35486</text:p>
          </table:table-cell>
          <table:table-cell table:style-name="ce16" table:formula="of:=[.C8]-[.D8]*0.03" office:value-type="float" office:value="94.6403542" calcext:value-type="float">
            <text:p>94.64035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7.082</text:p>
          </table:table-cell>
          <table:table-cell table:style-name="ce16" table:formula="of:=[.B9]*86400" office:value-type="float" office:value="97.082" calcext:value-type="float">
            <text:p>97.082</text:p>
          </table:table-cell>
          <table:table-cell table:style-name="ce16" table:formula="of:=[.D8]-1.77419" office:value-type="float" office:value="97.58067" calcext:value-type="float">
            <text:p>97.58067</text:p>
          </table:table-cell>
          <table:table-cell table:style-name="ce16" table:formula="of:=[.C9]-[.D9]*0.03" office:value-type="float" office:value="94.1545799" calcext:value-type="float">
            <text:p>94.154579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6.715</text:p>
          </table:table-cell>
          <table:table-cell table:style-name="ce16" table:formula="of:=[.B10]*86400" office:value-type="float" office:value="96.715" calcext:value-type="float">
            <text:p>96.715</text:p>
          </table:table-cell>
          <table:table-cell table:style-name="ce16" table:formula="of:=[.D9]-1.77419" office:value-type="float" office:value="95.80648" calcext:value-type="float">
            <text:p>95.80648</text:p>
          </table:table-cell>
          <table:table-cell table:style-name="ce16" table:formula="of:=[.C10]-[.D10]*0.03" office:value-type="float" office:value="93.8408056" calcext:value-type="float">
            <text:p>93.84080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6.830</text:p>
          </table:table-cell>
          <table:table-cell table:style-name="ce16" table:formula="of:=[.B11]*86400" office:value-type="float" office:value="96.83" calcext:value-type="float">
            <text:p>96.83</text:p>
          </table:table-cell>
          <table:table-cell table:style-name="ce16" table:formula="of:=[.D10]-1.77419" office:value-type="float" office:value="94.03229" calcext:value-type="float">
            <text:p>94.03229</text:p>
          </table:table-cell>
          <table:table-cell table:style-name="ce16" table:formula="of:=[.C11]-[.D11]*0.03" office:value-type="float" office:value="94.0090313" calcext:value-type="float">
            <text:p>94.009031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6.651</text:p>
          </table:table-cell>
          <table:table-cell table:style-name="ce16" table:formula="of:=[.B12]*86400" office:value-type="float" office:value="96.651" calcext:value-type="float">
            <text:p>96.651</text:p>
          </table:table-cell>
          <table:table-cell table:style-name="ce16" table:formula="of:=[.D11]-1.77419" office:value-type="float" office:value="92.2581" calcext:value-type="float">
            <text:p>92.2581</text:p>
          </table:table-cell>
          <table:table-cell table:style-name="ce16" table:formula="of:=[.C12]-[.D12]*0.03" office:value-type="float" office:value="93.883257" calcext:value-type="float">
            <text:p>93.883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6.495</text:p>
          </table:table-cell>
          <table:table-cell table:style-name="ce16" table:formula="of:=[.B13]*86400" office:value-type="float" office:value="96.495" calcext:value-type="float">
            <text:p>96.495</text:p>
          </table:table-cell>
          <table:table-cell table:style-name="ce16" table:formula="of:=[.D12]-1.77419" office:value-type="float" office:value="90.48391" calcext:value-type="float">
            <text:p>90.48391</text:p>
          </table:table-cell>
          <table:table-cell table:style-name="ce16" table:formula="of:=[.C13]-[.D13]*0.03" office:value-type="float" office:value="93.7804827" calcext:value-type="float">
            <text:p>93.780482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6.670</text:p>
          </table:table-cell>
          <table:table-cell table:style-name="ce16" table:formula="of:=[.B14]*86400" office:value-type="float" office:value="96.67" calcext:value-type="float">
            <text:p>96.67</text:p>
          </table:table-cell>
          <table:table-cell table:style-name="ce16" table:formula="of:=[.D13]-1.77419" office:value-type="float" office:value="88.70972" calcext:value-type="float">
            <text:p>88.70972</text:p>
          </table:table-cell>
          <table:table-cell table:style-name="ce16" table:formula="of:=[.C14]-[.D14]*0.03" office:value-type="float" office:value="94.0087084" calcext:value-type="float">
            <text:p>94.00870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6.832</text:p>
          </table:table-cell>
          <table:table-cell table:style-name="ce16" table:formula="of:=[.B15]*86400" office:value-type="float" office:value="96.832" calcext:value-type="float">
            <text:p>96.832</text:p>
          </table:table-cell>
          <table:table-cell table:style-name="ce16" table:formula="of:=[.D14]-1.77419" office:value-type="float" office:value="86.9355299999999" calcext:value-type="float">
            <text:p>86.9355299999999</text:p>
          </table:table-cell>
          <table:table-cell table:style-name="ce16" table:formula="of:=[.C15]-[.D15]*0.03" office:value-type="float" office:value="94.2239341" calcext:value-type="float">
            <text:p>94.223934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6.758</text:p>
          </table:table-cell>
          <table:table-cell table:style-name="ce16" table:formula="of:=[.B16]*86400" office:value-type="float" office:value="96.758" calcext:value-type="float">
            <text:p>96.758</text:p>
          </table:table-cell>
          <table:table-cell table:style-name="ce16" table:formula="of:=[.D15]-1.77419" office:value-type="float" office:value="85.1613399999999" calcext:value-type="float">
            <text:p>85.1613399999999</text:p>
          </table:table-cell>
          <table:table-cell table:style-name="ce16" table:formula="of:=[.C16]-[.D16]*0.03" office:value-type="float" office:value="94.2031598" calcext:value-type="float">
            <text:p>94.203159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6.624</text:p>
          </table:table-cell>
          <table:table-cell table:style-name="ce16" table:formula="of:=[.B17]*86400" office:value-type="float" office:value="96.624" calcext:value-type="float">
            <text:p>96.624</text:p>
          </table:table-cell>
          <table:table-cell table:style-name="ce16" table:formula="of:=[.D16]-1.77419" office:value-type="float" office:value="83.3871499999999" calcext:value-type="float">
            <text:p>83.3871499999999</text:p>
          </table:table-cell>
          <table:table-cell table:style-name="ce16" table:formula="of:=[.C17]-[.D17]*0.03" office:value-type="float" office:value="94.1223855" calcext:value-type="float">
            <text:p>94.122385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1:37.008</text:p>
          </table:table-cell>
          <table:table-cell table:style-name="ce16" table:formula="of:=[.B18]*86400" office:value-type="float" office:value="97.008" calcext:value-type="float">
            <text:p>97.008</text:p>
          </table:table-cell>
          <table:table-cell table:style-name="ce16" table:formula="of:=[.D17]-1.77419" office:value-type="float" office:value="81.6129599999999" calcext:value-type="float">
            <text:p>81.6129599999999</text:p>
          </table:table-cell>
          <table:table-cell table:style-name="ce16" table:formula="of:=[.C18]-[.D18]*0.03" office:value-type="float" office:value="94.5596112" calcext:value-type="float">
            <text:p>94.559611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1:37.068</text:p>
          </table:table-cell>
          <table:table-cell table:style-name="ce16" table:formula="of:=[.B19]*86400" office:value-type="float" office:value="97.068" calcext:value-type="float">
            <text:p>97.068</text:p>
          </table:table-cell>
          <table:table-cell table:style-name="ce16" table:formula="of:=[.D18]-1.77419" office:value-type="float" office:value="79.8387699999999" calcext:value-type="float">
            <text:p>79.8387699999999</text:p>
          </table:table-cell>
          <table:table-cell table:style-name="ce16" table:formula="of:=[.C19]-[.D19]*0.03" office:value-type="float" office:value="94.6728369" calcext:value-type="float">
            <text:p>94.672836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7.282</text:p>
          </table:table-cell>
          <table:table-cell table:style-name="ce16" table:formula="of:=[.B20]*86400" office:value-type="float" office:value="97.282" calcext:value-type="float">
            <text:p>97.282</text:p>
          </table:table-cell>
          <table:table-cell table:style-name="ce16" table:formula="of:=[.D19]-1.77419" office:value-type="float" office:value="78.0645799999999" calcext:value-type="float">
            <text:p>78.0645799999999</text:p>
          </table:table-cell>
          <table:table-cell table:style-name="ce16" table:formula="of:=[.C20]-[.D20]*0.03" office:value-type="float" office:value="94.9400626" calcext:value-type="float">
            <text:p>94.94006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6.887</text:p>
          </table:table-cell>
          <table:table-cell table:style-name="ce16" table:formula="of:=[.B21]*86400" office:value-type="float" office:value="96.887" calcext:value-type="float">
            <text:p>96.887</text:p>
          </table:table-cell>
          <table:table-cell table:style-name="ce16" table:formula="of:=[.D20]-1.77419" office:value-type="float" office:value="76.2903899999999" calcext:value-type="float">
            <text:p>76.2903899999999</text:p>
          </table:table-cell>
          <table:table-cell table:style-name="ce16" table:formula="of:=[.C21]-[.D21]*0.03" office:value-type="float" office:value="94.5982883" calcext:value-type="float">
            <text:p>94.598288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7.198</text:p>
          </table:table-cell>
          <table:table-cell table:style-name="ce16" table:formula="of:=[.B22]*86400" office:value-type="float" office:value="97.198" calcext:value-type="float">
            <text:p>97.198</text:p>
          </table:table-cell>
          <table:table-cell table:style-name="ce16" table:formula="of:=[.D21]-1.77419" office:value-type="float" office:value="74.5161999999999" calcext:value-type="float">
            <text:p>74.5161999999999</text:p>
          </table:table-cell>
          <table:table-cell table:style-name="ce16" table:formula="of:=[.C22]-[.D22]*0.03" office:value-type="float" office:value="94.962514" calcext:value-type="float">
            <text:p>94.962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7.115</text:p>
          </table:table-cell>
          <table:table-cell table:style-name="ce16" table:formula="of:=[.B23]*86400" office:value-type="float" office:value="97.115" calcext:value-type="float">
            <text:p>97.115</text:p>
          </table:table-cell>
          <table:table-cell table:style-name="ce16" table:formula="of:=[.D22]-1.77419" office:value-type="float" office:value="72.7420099999999" calcext:value-type="float">
            <text:p>72.7420099999999</text:p>
          </table:table-cell>
          <table:table-cell table:style-name="ce16" table:formula="of:=[.C23]-[.D23]*0.03" office:value-type="float" office:value="94.9327397" calcext:value-type="float">
            <text:p>94.932739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7.212</text:p>
          </table:table-cell>
          <table:table-cell table:style-name="ce16" table:formula="of:=[.B24]*86400" office:value-type="float" office:value="97.212" calcext:value-type="float">
            <text:p>97.212</text:p>
          </table:table-cell>
          <table:table-cell table:style-name="ce16" table:formula="of:=[.D23]-1.77419" office:value-type="float" office:value="70.9678199999999" calcext:value-type="float">
            <text:p>70.9678199999999</text:p>
          </table:table-cell>
          <table:table-cell table:style-name="ce16" table:formula="of:=[.C24]-[.D24]*0.03" office:value-type="float" office:value="95.0829654" calcext:value-type="float">
            <text:p>95.08296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7.527</text:p>
          </table:table-cell>
          <table:table-cell table:style-name="ce16" table:formula="of:=[.B25]*86400" office:value-type="float" office:value="97.527" calcext:value-type="float">
            <text:p>97.527</text:p>
          </table:table-cell>
          <table:table-cell table:style-name="ce16" table:formula="of:=[.D24]-1.77419" office:value-type="float" office:value="69.1936299999999" calcext:value-type="float">
            <text:p>69.1936299999999</text:p>
          </table:table-cell>
          <table:table-cell table:style-name="ce16" table:formula="of:=[.C25]-[.D25]*0.03" office:value-type="float" office:value="95.4511911" calcext:value-type="float">
            <text:p>95.45119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37.404</text:p>
          </table:table-cell>
          <table:table-cell table:style-name="ce16" table:formula="of:=[.B26]*86400" office:value-type="float" office:value="97.404" calcext:value-type="float">
            <text:p>97.404</text:p>
          </table:table-cell>
          <table:table-cell table:style-name="ce16" table:formula="of:=[.D25]-1.77419" office:value-type="float" office:value="67.4194399999999" calcext:value-type="float">
            <text:p>67.4194399999999</text:p>
          </table:table-cell>
          <table:table-cell table:style-name="ce16" table:formula="of:=[.C26]-[.D26]*0.03" office:value-type="float" office:value="95.3814168" calcext:value-type="float">
            <text:p>95.38141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37.260</text:p>
          </table:table-cell>
          <table:table-cell table:style-name="ce16" table:formula="of:=[.B27]*86400" office:value-type="float" office:value="97.26" calcext:value-type="float">
            <text:p>97.26</text:p>
          </table:table-cell>
          <table:table-cell table:style-name="ce16" table:formula="of:=[.D26]-1.77419" office:value-type="float" office:value="65.6452499999999" calcext:value-type="float">
            <text:p>65.6452499999999</text:p>
          </table:table-cell>
          <table:table-cell table:style-name="ce16" table:formula="of:=[.C27]-[.D27]*0.03" office:value-type="float" office:value="95.2906425" calcext:value-type="float">
            <text:p>95.29064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7.603</text:p>
          </table:table-cell>
          <table:table-cell table:style-name="ce16" table:formula="of:=[.B28]*86400" office:value-type="float" office:value="97.603" calcext:value-type="float">
            <text:p>97.603</text:p>
          </table:table-cell>
          <table:table-cell table:style-name="ce16" table:formula="of:=[.D27]-1.77419" office:value-type="float" office:value="63.8710599999999" calcext:value-type="float">
            <text:p>63.8710599999999</text:p>
          </table:table-cell>
          <table:table-cell table:style-name="ce16" table:formula="of:=[.C28]-[.D28]*0.03" office:value-type="float" office:value="95.6868682" calcext:value-type="float">
            <text:p>95.68686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7.528</text:p>
          </table:table-cell>
          <table:table-cell table:style-name="ce16" table:formula="of:=[.B29]*86400" office:value-type="float" office:value="97.528" calcext:value-type="float">
            <text:p>97.528</text:p>
          </table:table-cell>
          <table:table-cell table:style-name="ce16" table:formula="of:=[.D28]-1.77419" office:value-type="float" office:value="62.0968699999999" calcext:value-type="float">
            <text:p>62.0968699999999</text:p>
          </table:table-cell>
          <table:table-cell table:style-name="ce16" table:formula="of:=[.C29]-[.D29]*0.03" office:value-type="float" office:value="95.6650939" calcext:value-type="float">
            <text:p>95.66509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41.878</text:p>
          </table:table-cell>
          <table:table-cell table:style-name="ce16" table:formula="of:=[.B30]*86400" office:value-type="float" office:value="101.878" calcext:value-type="float">
            <text:p>101.878</text:p>
          </table:table-cell>
          <table:table-cell table:style-name="ce16" table:formula="of:=[.D29]-1.77419" office:value-type="float" office:value="60.3226799999999" calcext:value-type="float">
            <text:p>60.3226799999999</text:p>
          </table:table-cell>
          <table:table-cell table:style-name="ce16" table:formula="of:=[.C30]-[.D30]*0.03" office:value-type="float" office:value="100.0683196" calcext:value-type="float">
            <text:p>100.06831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25" office:value-type="string" calcext:value-type="string">
            <text:p>1:47.073</text:p>
          </table:table-cell>
          <table:table-cell table:style-name="ce17" table:formula="of:=[.B31]*86400" office:value-type="float" office:value="107.073" calcext:value-type="float">
            <text:p>107.073</text:p>
          </table:table-cell>
          <table:table-cell table:style-name="ce17" table:formula="of:=[.D30]-1.77419" office:value-type="float" office:value="58.5484899999999" calcext:value-type="float">
            <text:p>58.5484899999999</text:p>
          </table:table-cell>
          <table:table-cell table:style-name="ce17" table:formula="of:=[.C31]-[.D31]*0.03" office:value-type="float" office:value="105.3165453" calcext:value-type="float">
            <text:p>105.3165453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5" office:value-type="string" calcext:value-type="string">
            <text:p>1:58.408</text:p>
          </table:table-cell>
          <table:table-cell table:style-name="ce17" table:formula="of:=[.B32]*86400" office:value-type="float" office:value="118.408" calcext:value-type="float">
            <text:p>118.408</text:p>
          </table:table-cell>
          <table:table-cell table:style-name="ce17" table:formula="of:=[.D31]-1.77419" office:value-type="float" office:value="56.7742999999999" calcext:value-type="float">
            <text:p>56.7742999999999</text:p>
          </table:table-cell>
          <table:table-cell table:style-name="ce17" table:formula="of:=[.C32]-[.D32]*0.03" office:value-type="float" office:value="116.704771" calcext:value-type="float">
            <text:p>116.70477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7.034</text:p>
          </table:table-cell>
          <table:table-cell table:style-name="ce16" table:formula="of:=[.B33]*86400" office:value-type="float" office:value="97.034" calcext:value-type="float">
            <text:p>97.034</text:p>
          </table:table-cell>
          <table:table-cell table:style-name="ce16" table:formula="of:=[.D32]-1.77419" office:value-type="float" office:value="55.0001099999999" calcext:value-type="float">
            <text:p>55.0001099999999</text:p>
          </table:table-cell>
          <table:table-cell table:style-name="ce16" table:formula="of:=[.C33]-[.D33]*0.03" office:value-type="float" office:value="95.3839967" calcext:value-type="float">
            <text:p>95.383996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6.684</text:p>
          </table:table-cell>
          <table:table-cell table:style-name="ce16" table:formula="of:=[.B34]*86400" office:value-type="float" office:value="96.684" calcext:value-type="float">
            <text:p>96.684</text:p>
          </table:table-cell>
          <table:table-cell table:style-name="ce16" table:formula="of:=[.D33]-1.77419" office:value-type="float" office:value="53.2259199999999" calcext:value-type="float">
            <text:p>53.2259199999999</text:p>
          </table:table-cell>
          <table:table-cell table:style-name="ce16" table:formula="of:=[.C34]-[.D34]*0.03" office:value-type="float" office:value="95.0872224" calcext:value-type="float">
            <text:p>95.08722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6.714</text:p>
          </table:table-cell>
          <table:table-cell table:style-name="ce16" table:formula="of:=[.B35]*86400" office:value-type="float" office:value="96.714" calcext:value-type="float">
            <text:p>96.714</text:p>
          </table:table-cell>
          <table:table-cell table:style-name="ce16" table:formula="of:=[.D34]-1.77419" office:value-type="float" office:value="51.4517299999999" calcext:value-type="float">
            <text:p>51.4517299999999</text:p>
          </table:table-cell>
          <table:table-cell table:style-name="ce16" table:formula="of:=[.C35]-[.D35]*0.03" office:value-type="float" office:value="95.1704481" calcext:value-type="float">
            <text:p>95.17044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6.524</text:p>
          </table:table-cell>
          <table:table-cell table:style-name="ce16" table:formula="of:=[.B36]*86400" office:value-type="float" office:value="96.524" calcext:value-type="float">
            <text:p>96.524</text:p>
          </table:table-cell>
          <table:table-cell table:style-name="ce16" table:formula="of:=[.D35]-1.77419" office:value-type="float" office:value="49.6775399999999" calcext:value-type="float">
            <text:p>49.6775399999999</text:p>
          </table:table-cell>
          <table:table-cell table:style-name="ce16" table:formula="of:=[.C36]-[.D36]*0.03" office:value-type="float" office:value="95.0336738" calcext:value-type="float">
            <text:p>95.033673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1:36.216</text:p>
          </table:table-cell>
          <table:table-cell table:style-name="ce16" table:formula="of:=[.B37]*86400" office:value-type="float" office:value="96.216" calcext:value-type="float">
            <text:p>96.216</text:p>
          </table:table-cell>
          <table:table-cell table:style-name="ce16" table:formula="of:=[.D36]-1.77419" office:value-type="float" office:value="47.9033499999999" calcext:value-type="float">
            <text:p>47.9033499999999</text:p>
          </table:table-cell>
          <table:table-cell table:style-name="ce16" table:formula="of:=[.C37]-[.D37]*0.03" office:value-type="float" office:value="94.7788995" calcext:value-type="float">
            <text:p>94.778899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38]*86400" office:value-type="float" office:value="96.435" calcext:value-type="float">
            <text:p>96.435</text:p>
          </table:table-cell>
          <table:table-cell table:style-name="ce16" table:formula="of:=[.D37]-1.77419" office:value-type="float" office:value="46.1291599999999" calcext:value-type="float">
            <text:p>46.1291599999999</text:p>
          </table:table-cell>
          <table:table-cell table:style-name="ce16" table:formula="of:=[.C38]-[.D38]*0.03" office:value-type="float" office:value="95.0511252" calcext:value-type="float">
            <text:p>95.051125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6.710</text:p>
          </table:table-cell>
          <table:table-cell table:style-name="ce16" table:formula="of:=[.B39]*86400" office:value-type="float" office:value="96.71" calcext:value-type="float">
            <text:p>96.71</text:p>
          </table:table-cell>
          <table:table-cell table:style-name="ce16" table:formula="of:=[.D38]-1.77419" office:value-type="float" office:value="44.3549699999999" calcext:value-type="float">
            <text:p>44.3549699999999</text:p>
          </table:table-cell>
          <table:table-cell table:style-name="ce16" table:formula="of:=[.C39]-[.D39]*0.03" office:value-type="float" office:value="95.3793509" calcext:value-type="float">
            <text:p>95.379350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7.325</text:p>
          </table:table-cell>
          <table:table-cell table:style-name="ce16" table:formula="of:=[.B40]*86400" office:value-type="float" office:value="97.325" calcext:value-type="float">
            <text:p>97.325</text:p>
          </table:table-cell>
          <table:table-cell table:style-name="ce16" table:formula="of:=[.D39]-1.77419" office:value-type="float" office:value="42.5807799999999" calcext:value-type="float">
            <text:p>42.5807799999999</text:p>
          </table:table-cell>
          <table:table-cell table:style-name="ce16" table:formula="of:=[.C40]-[.D40]*0.03" office:value-type="float" office:value="96.0475766" calcext:value-type="float">
            <text:p>96.047576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7.194</text:p>
          </table:table-cell>
          <table:table-cell table:style-name="ce16" table:formula="of:=[.B41]*86400" office:value-type="float" office:value="97.194" calcext:value-type="float">
            <text:p>97.194</text:p>
          </table:table-cell>
          <table:table-cell table:style-name="ce16" table:formula="of:=[.D40]-1.77419" office:value-type="float" office:value="40.8065899999999" calcext:value-type="float">
            <text:p>40.8065899999999</text:p>
          </table:table-cell>
          <table:table-cell table:style-name="ce16" table:formula="of:=[.C41]-[.D41]*0.03" office:value-type="float" office:value="95.9698023" calcext:value-type="float">
            <text:p>95.969802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6.570</text:p>
          </table:table-cell>
          <table:table-cell table:style-name="ce16" table:formula="of:=[.B42]*86400" office:value-type="float" office:value="96.57" calcext:value-type="float">
            <text:p>96.57</text:p>
          </table:table-cell>
          <table:table-cell table:style-name="ce16" table:formula="of:=[.D41]-1.77419" office:value-type="float" office:value="39.0323999999999" calcext:value-type="float">
            <text:p>39.0323999999999</text:p>
          </table:table-cell>
          <table:table-cell table:style-name="ce16" table:formula="of:=[.C42]-[.D42]*0.03" office:value-type="float" office:value="95.399028" calcext:value-type="float">
            <text:p>95.39902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6.404</text:p>
          </table:table-cell>
          <table:table-cell table:style-name="ce16" table:formula="of:=[.B43]*86400" office:value-type="float" office:value="96.404" calcext:value-type="float">
            <text:p>96.404</text:p>
          </table:table-cell>
          <table:table-cell table:style-name="ce16" table:formula="of:=[.D42]-1.77419" office:value-type="float" office:value="37.2582099999999" calcext:value-type="float">
            <text:p>37.2582099999999</text:p>
          </table:table-cell>
          <table:table-cell table:style-name="ce16" table:formula="of:=[.C43]-[.D43]*0.03" office:value-type="float" office:value="95.2862537" calcext:value-type="float">
            <text:p>95.286253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6.610</text:p>
          </table:table-cell>
          <table:table-cell table:style-name="ce16" table:formula="of:=[.B44]*86400" office:value-type="float" office:value="96.61" calcext:value-type="float">
            <text:p>96.61</text:p>
          </table:table-cell>
          <table:table-cell table:style-name="ce16" table:formula="of:=[.D43]-1.77419" office:value-type="float" office:value="35.4840199999999" calcext:value-type="float">
            <text:p>35.4840199999999</text:p>
          </table:table-cell>
          <table:table-cell table:style-name="ce16" table:formula="of:=[.C44]-[.D44]*0.03" office:value-type="float" office:value="95.5454794" calcext:value-type="float">
            <text:p>95.545479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6.275</text:p>
          </table:table-cell>
          <table:table-cell table:style-name="ce16" table:formula="of:=[.B45]*86400" office:value-type="float" office:value="96.275" calcext:value-type="float">
            <text:p>96.275</text:p>
          </table:table-cell>
          <table:table-cell table:style-name="ce16" table:formula="of:=[.D44]-1.77419" office:value-type="float" office:value="33.7098299999999" calcext:value-type="float">
            <text:p>33.7098299999999</text:p>
          </table:table-cell>
          <table:table-cell table:style-name="ce16" table:formula="of:=[.C45]-[.D45]*0.03" office:value-type="float" office:value="95.2637051" calcext:value-type="float">
            <text:p>95.263705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6.928</text:p>
          </table:table-cell>
          <table:table-cell table:style-name="ce16" table:formula="of:=[.B46]*86400" office:value-type="float" office:value="96.928" calcext:value-type="float">
            <text:p>96.928</text:p>
          </table:table-cell>
          <table:table-cell table:style-name="ce16" table:formula="of:=[.D45]-1.77419" office:value-type="float" office:value="31.9356399999999" calcext:value-type="float">
            <text:p>31.9356399999999</text:p>
          </table:table-cell>
          <table:table-cell table:style-name="ce16" table:formula="of:=[.C46]-[.D46]*0.03" office:value-type="float" office:value="95.9699308" calcext:value-type="float">
            <text:p>95.969930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5.953</text:p>
          </table:table-cell>
          <table:table-cell table:style-name="ce16" table:formula="of:=[.B47]*86400" office:value-type="float" office:value="95.953" calcext:value-type="float">
            <text:p>95.953</text:p>
          </table:table-cell>
          <table:table-cell table:style-name="ce16" table:formula="of:=[.D46]-1.77419" office:value-type="float" office:value="30.1614499999999" calcext:value-type="float">
            <text:p>30.1614499999999</text:p>
          </table:table-cell>
          <table:table-cell table:style-name="ce16" table:formula="of:=[.C47]-[.D47]*0.03" office:value-type="float" office:value="95.0481565" calcext:value-type="float">
            <text:p>95.048156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6.567</text:p>
          </table:table-cell>
          <table:table-cell table:style-name="ce16" table:formula="of:=[.B48]*86400" office:value-type="float" office:value="96.567" calcext:value-type="float">
            <text:p>96.567</text:p>
          </table:table-cell>
          <table:table-cell table:style-name="ce16" table:formula="of:=[.D47]-1.77419" office:value-type="float" office:value="28.3872599999999" calcext:value-type="float">
            <text:p>28.3872599999999</text:p>
          </table:table-cell>
          <table:table-cell table:style-name="ce16" table:formula="of:=[.C48]-[.D48]*0.03" office:value-type="float" office:value="95.7153822" calcext:value-type="float">
            <text:p>95.715382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4.925</text:p>
          </table:table-cell>
          <table:table-cell table:style-name="ce16" table:formula="of:=[.B49]*86400" office:value-type="float" office:value="94.925" calcext:value-type="float">
            <text:p>94.925</text:p>
          </table:table-cell>
          <table:table-cell table:style-name="ce16" table:formula="of:=[.D48]-1.77419" office:value-type="float" office:value="26.6130699999999" calcext:value-type="float">
            <text:p>26.6130699999999</text:p>
          </table:table-cell>
          <table:table-cell table:style-name="ce16" table:formula="of:=[.C49]-[.D49]*0.03" office:value-type="float" office:value="94.1266079" calcext:value-type="float">
            <text:p>94.12660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6.060</text:p>
          </table:table-cell>
          <table:table-cell table:style-name="ce16" table:formula="of:=[.B50]*86400" office:value-type="float" office:value="96.06" calcext:value-type="float">
            <text:p>96.06</text:p>
          </table:table-cell>
          <table:table-cell table:style-name="ce16" table:formula="of:=[.D49]-1.77419" office:value-type="float" office:value="24.8388799999999" calcext:value-type="float">
            <text:p>24.8388799999999</text:p>
          </table:table-cell>
          <table:table-cell table:style-name="ce16" table:formula="of:=[.C50]-[.D50]*0.03" office:value-type="float" office:value="95.3148336" calcext:value-type="float">
            <text:p>95.31483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36.311</text:p>
          </table:table-cell>
          <table:table-cell table:style-name="ce16" table:formula="of:=[.B51]*86400" office:value-type="float" office:value="96.311" calcext:value-type="float">
            <text:p>96.311</text:p>
          </table:table-cell>
          <table:table-cell table:style-name="ce16" table:formula="of:=[.D50]-1.77419" office:value-type="float" office:value="23.0646899999999" calcext:value-type="float">
            <text:p>23.0646899999999</text:p>
          </table:table-cell>
          <table:table-cell table:style-name="ce16" table:formula="of:=[.C51]-[.D51]*0.03" office:value-type="float" office:value="95.6190593" calcext:value-type="float">
            <text:p>95.61905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6.603</text:p>
          </table:table-cell>
          <table:table-cell table:style-name="ce16" table:formula="of:=[.B52]*86400" office:value-type="float" office:value="96.603" calcext:value-type="float">
            <text:p>96.603</text:p>
          </table:table-cell>
          <table:table-cell table:style-name="ce16" table:formula="of:=[.D51]-1.77419" office:value-type="float" office:value="21.2904999999999" calcext:value-type="float">
            <text:p>21.2904999999999</text:p>
          </table:table-cell>
          <table:table-cell table:style-name="ce16" table:formula="of:=[.C52]-[.D52]*0.03" office:value-type="float" office:value="95.964285" calcext:value-type="float">
            <text:p>95.96428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6.192</text:p>
          </table:table-cell>
          <table:table-cell table:style-name="ce16" table:formula="of:=[.B53]*86400" office:value-type="float" office:value="96.192" calcext:value-type="float">
            <text:p>96.192</text:p>
          </table:table-cell>
          <table:table-cell table:style-name="ce16" table:formula="of:=[.D52]-1.77419" office:value-type="float" office:value="19.5163099999999" calcext:value-type="float">
            <text:p>19.5163099999999</text:p>
          </table:table-cell>
          <table:table-cell table:style-name="ce16" table:formula="of:=[.C53]-[.D53]*0.03" office:value-type="float" office:value="95.6065107" calcext:value-type="float">
            <text:p>95.60651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54]*86400" office:value-type="float" office:value="96.435" calcext:value-type="float">
            <text:p>96.435</text:p>
          </table:table-cell>
          <table:table-cell table:style-name="ce16" table:formula="of:=[.D53]-1.77419" office:value-type="float" office:value="17.7421199999999" calcext:value-type="float">
            <text:p>17.7421199999999</text:p>
          </table:table-cell>
          <table:table-cell table:style-name="ce16" table:formula="of:=[.C54]-[.D54]*0.03" office:value-type="float" office:value="95.9027364" calcext:value-type="float">
            <text:p>95.90273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6.749</text:p>
          </table:table-cell>
          <table:table-cell table:style-name="ce16" table:formula="of:=[.B55]*86400" office:value-type="float" office:value="96.749" calcext:value-type="float">
            <text:p>96.749</text:p>
          </table:table-cell>
          <table:table-cell table:style-name="ce16" table:formula="of:=[.D54]-1.77419" office:value-type="float" office:value="15.9679299999999" calcext:value-type="float">
            <text:p>15.9679299999999</text:p>
          </table:table-cell>
          <table:table-cell table:style-name="ce16" table:formula="of:=[.C55]-[.D55]*0.03" office:value-type="float" office:value="96.2699621" calcext:value-type="float">
            <text:p>96.26996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6.786</text:p>
          </table:table-cell>
          <table:table-cell table:style-name="ce16" table:formula="of:=[.B56]*86400" office:value-type="float" office:value="96.786" calcext:value-type="float">
            <text:p>96.786</text:p>
          </table:table-cell>
          <table:table-cell table:style-name="ce16" table:formula="of:=[.D55]-1.77419" office:value-type="float" office:value="14.1937399999999" calcext:value-type="float">
            <text:p>14.1937399999999</text:p>
          </table:table-cell>
          <table:table-cell table:style-name="ce16" table:formula="of:=[.C56]-[.D56]*0.03" office:value-type="float" office:value="96.3601878" calcext:value-type="float">
            <text:p>96.360187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7.197</text:p>
          </table:table-cell>
          <table:table-cell table:style-name="ce16" table:formula="of:=[.B57]*86400" office:value-type="float" office:value="97.197" calcext:value-type="float">
            <text:p>97.197</text:p>
          </table:table-cell>
          <table:table-cell table:style-name="ce16" table:formula="of:=[.D56]-1.77419" office:value-type="float" office:value="12.4195499999999" calcext:value-type="float">
            <text:p>12.4195499999999</text:p>
          </table:table-cell>
          <table:table-cell table:style-name="ce16" table:formula="of:=[.C57]-[.D57]*0.03" office:value-type="float" office:value="96.8244135" calcext:value-type="float">
            <text:p>96.824413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8.849</text:p>
          </table:table-cell>
          <table:table-cell table:style-name="ce16" table:formula="of:=[.B58]*86400" office:value-type="float" office:value="98.849" calcext:value-type="float">
            <text:p>98.849</text:p>
          </table:table-cell>
          <table:table-cell table:style-name="ce16" table:formula="of:=[.D57]-1.77419" office:value-type="float" office:value="10.6453599999999" calcext:value-type="float">
            <text:p>10.6453599999999</text:p>
          </table:table-cell>
          <table:table-cell table:style-name="ce16" table:formula="of:=[.C58]-[.D58]*0.03" office:value-type="float" office:value="98.5296392" calcext:value-type="float">
            <text:p>98.529639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7.734</text:p>
          </table:table-cell>
          <table:table-cell table:style-name="ce16" table:formula="of:=[.B59]*86400" office:value-type="float" office:value="97.734" calcext:value-type="float">
            <text:p>97.734</text:p>
          </table:table-cell>
          <table:table-cell table:style-name="ce16" table:formula="of:=[.D58]-1.77419" office:value-type="float" office:value="8.87116999999993" calcext:value-type="float">
            <text:p>8.87116999999993</text:p>
          </table:table-cell>
          <table:table-cell table:style-name="ce16" table:formula="of:=[.C59]-[.D59]*0.03" office:value-type="float" office:value="97.4678649" calcext:value-type="float">
            <text:p>97.467864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6.948</text:p>
          </table:table-cell>
          <table:table-cell table:style-name="ce16" table:formula="of:=[.B60]*86400" office:value-type="float" office:value="96.948" calcext:value-type="float">
            <text:p>96.948</text:p>
          </table:table-cell>
          <table:table-cell table:style-name="ce16" table:formula="of:=[.D59]-1.77419" office:value-type="float" office:value="7.09697999999993" calcext:value-type="float">
            <text:p>7.09697999999993</text:p>
          </table:table-cell>
          <table:table-cell table:style-name="ce16" table:formula="of:=[.C60]-[.D60]*0.03" office:value-type="float" office:value="96.7350906" calcext:value-type="float">
            <text:p>96.735090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6.631</text:p>
          </table:table-cell>
          <table:table-cell table:style-name="ce16" table:formula="of:=[.B61]*86400" office:value-type="float" office:value="96.631" calcext:value-type="float">
            <text:p>96.631</text:p>
          </table:table-cell>
          <table:table-cell table:style-name="ce16" table:formula="of:=[.D60]-1.77419" office:value-type="float" office:value="5.32278999999993" calcext:value-type="float">
            <text:p>5.32278999999993</text:p>
          </table:table-cell>
          <table:table-cell table:style-name="ce16" table:formula="of:=[.C61]-[.D61]*0.03" office:value-type="float" office:value="96.4713163" calcext:value-type="float">
            <text:p>96.471316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6.820</text:p>
          </table:table-cell>
          <table:table-cell table:style-name="ce16" table:formula="of:=[.B62]*86400" office:value-type="float" office:value="96.82" calcext:value-type="float">
            <text:p>96.82</text:p>
          </table:table-cell>
          <table:table-cell table:style-name="ce16" table:formula="of:=[.D61]-1.77419" office:value-type="float" office:value="3.54859999999993" calcext:value-type="float">
            <text:p>3.54859999999993</text:p>
          </table:table-cell>
          <table:table-cell table:style-name="ce16" table:formula="of:=[.C62]-[.D62]*0.03" office:value-type="float" office:value="96.713542" calcext:value-type="float">
            <text:p>96.71354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7.922</text:p>
          </table:table-cell>
          <table:table-cell table:style-name="ce16" table:formula="of:=[.B63]*86400" office:value-type="float" office:value="97.922" calcext:value-type="float">
            <text:p>97.922</text:p>
          </table:table-cell>
          <table:table-cell table:style-name="ce16" table:formula="of:=[.D62]-1.77419" office:value-type="float" office:value="1.77440999999993" calcext:value-type="float">
            <text:p>1.77440999999993</text:p>
          </table:table-cell>
          <table:table-cell table:style-name="ce16" table:formula="of:=[.C63]-[.D63]*0.03" office:value-type="float" office:value="97.8687677" calcext:value-type="float">
            <text:p>97.868767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month/>
      <number:text>/</number:text>
      <number:day/>
      <number:text>/</number:text>
      <number:year number:style="long"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4"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time-style style:name="N153">
      <number:hours/>
      <number:text>:</number:text>
      <number:minutes number:style="long"/>
      <number:text> </number:text>
      <number:am-pm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-</number:text>
      <number:month number:textual="true"/>
      <number:text>-</number:text>
      <number:year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</number:time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9T15:24:35.122496965</dc:date>
    <meta:editing-duration>PT8H25M2S</meta:editing-duration>
    <meta:editing-cycles>32</meta:editing-cycles>
    <meta:generator>LibreOffice/7.3.7.2$Linux_X86_64 LibreOffice_project/30$Build-2</meta:generator>
    <meta:document-statistic meta:table-count="3" meta:cell-count="1143" meta:object-count="0"/>
  </office:meta>
</office:document-meta>
</file>